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77.42mm"/>
    </style:style>
    <style:style style:name="co3" style:family="table-column">
      <style:table-column-properties fo:break-before="auto" style:column-width="70.89mm"/>
    </style:style>
    <style:style style:name="co4" style:family="table-column">
      <style:table-column-properties fo:break-before="auto" style:column-width="44.75mm"/>
    </style:style>
    <style:style style:name="co5" style:family="table-column">
      <style:table-column-properties fo:break-before="auto" style:column-width="28.13mm"/>
    </style:style>
    <style:style style:name="co6" style:family="table-column">
      <style:table-column-properties fo:break-before="auto" style:column-width="32.49mm"/>
    </style:style>
    <style:style style:name="co7" style:family="table-column">
      <style:table-column-properties fo:break-before="auto" style:column-width="32.76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0000" number:language="en" number:country="US">
      <number:number number:min-integer-digits="1"/>
    </number:number-style>
    <style:style style:name="ce1" style:family="table-cell" style:parent-style-name="Default" style:data-style-name="N30000"/>
  </office:automatic-styles>
  <office:body>
    <office:spreadsheet>
      <table:calculation-settings table:automatic-find-labels="false" table:use-regular-expressions="false" table:use-wildcards="true"/>
      <table:table table:name="sportstaett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row table:style-name="ro1">
          <table:table-cell office:value-type="string" calcext:value-type="string">
            <text:p>objectid</text:p>
          </table:table-cell>
          <table:table-cell office:value-type="string" calcext:value-type="string">
            <text:p>anlage</text:p>
          </table:table-cell>
          <table:table-cell office:value-type="string" calcext:value-type="string">
            <text:p>adresse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gruppe</text:p>
          </table:table-cell>
          <table:table-cell table:style-name="Default" office:value-type="string" calcext:value-type="string">
            <text:p>lng</text:p>
          </table:table-cell>
          <table:table-cell table:style-name="Default" office:value-type="string" calcext:value-type="string">
            <text:p>la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lettergarten Roßfall (ÖAV)</text:p>
          </table:table-cell>
          <table:table-cell office:value-type="string" calcext:value-type="string">
            <text:p>Höttinger Alm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364655117" calcext:value-type="float">
            <text:p>11.364655117</text:p>
          </table:table-cell>
          <table:table-cell office:value-type="float" office:value="47.2963692600001" calcext:value-type="float">
            <text:p>47.2963692600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lettergarten Mühlauer Klamm</text:p>
          </table:table-cell>
          <table:table-cell office:value-type="string" calcext:value-type="string">
            <text:p>Rechenhofweg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415853409" calcext:value-type="float">
            <text:p>11.415853409</text:p>
          </table:table-cell>
          <table:table-cell office:value-type="float" office:value="47.2917330490001" calcext:value-type="float">
            <text:p>47.29173304900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lettergarten Mühlauer Klamm</text:p>
          </table:table-cell>
          <table:table-cell office:value-type="string" calcext:value-type="string">
            <text:p>Rechenhofweg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41497595" calcext:value-type="float">
            <text:p>11.41497595</text:p>
          </table:table-cell>
          <table:table-cell office:value-type="float" office:value="47.291621558" calcext:value-type="float">
            <text:p>47.2916215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ndeshauptschießstand Arzl</text:p>
          </table:table-cell>
          <table:table-cell office:value-type="string" calcext:value-type="string">
            <text:p>Eggenwaldweg 60</text:p>
          </table:table-cell>
          <table:table-cell office:value-type="string" calcext:value-type="string">
            <text:p>Schießstand</text:p>
          </table:table-cell>
          <table:table-cell office:value-type="string" calcext:value-type="string">
            <text:p>Sonstiges</text:p>
          </table:table-cell>
          <table:table-cell office:value-type="float" office:value="11.427154455" calcext:value-type="float">
            <text:p>11.427154455</text:p>
          </table:table-cell>
          <table:table-cell office:value-type="float" office:value="47.2899562970001" calcext:value-type="float">
            <text:p>47.28995629700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ielplatz Arzler Schießstand</text:p>
          </table:table-cell>
          <table:table-cell office:value-type="string" calcext:value-type="string">
            <text:p>Eggenwaldweg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247514150001" calcext:value-type="float">
            <text:p>11.4247514150001</text:p>
          </table:table-cell>
          <table:table-cell office:value-type="float" office:value="47.289429039" calcext:value-type="float">
            <text:p>47.2894290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pielplatz Arzler Schießstand</text:p>
          </table:table-cell>
          <table:table-cell office:value-type="string" calcext:value-type="string">
            <text:p>Eggenwaldweg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24681349" calcext:value-type="float">
            <text:p>11.424681349</text:p>
          </table:table-cell>
          <table:table-cell office:value-type="float" office:value="47.2891710960001" calcext:value-type="float">
            <text:p>47.28917109600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tnessparkour Fit 2000 Hungerburg</text:p>
          </table:table-cell>
          <table:table-cell office:value-type="string" calcext:value-type="string">
            <text:p>Hungerburgweg</text:p>
          </table:table-cell>
          <table:table-cell office:value-type="string" calcext:value-type="string">
            <text:p>Fitnessparkour</text:p>
          </table:table-cell>
          <table:table-cell office:value-type="string" calcext:value-type="string">
            <text:p>Fitness/Klettern</text:p>
          </table:table-cell>
          <table:table-cell office:value-type="float" office:value="11.397648771" calcext:value-type="float">
            <text:p>11.397648771</text:p>
          </table:table-cell>
          <table:table-cell office:value-type="float" office:value="47.2868725610001" calcext:value-type="float">
            <text:p>47.28687256100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ielplatz Hungerburg</text:p>
          </table:table-cell>
          <table:table-cell office:value-type="string" calcext:value-type="string">
            <text:p>Gramart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4771312" calcext:value-type="float">
            <text:p>11.394771312</text:p>
          </table:table-cell>
          <table:table-cell office:value-type="float" office:value="47.2866579390001" calcext:value-type="float">
            <text:p>47.28665793900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ennisplätze Hungerburg</text:p>
          </table:table-cell>
          <table:table-cell office:value-type="string" calcext:value-type="string">
            <text:p>Gramartstraße 23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937202610001" calcext:value-type="float">
            <text:p>11.3937202610001</text:p>
          </table:table-cell>
          <table:table-cell office:value-type="float" office:value="47.284982744" calcext:value-type="float">
            <text:p>47.2849827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porthalle VS Arzl</text:p>
          </table:table-cell>
          <table:table-cell office:value-type="string" calcext:value-type="string">
            <text:p>Framsweg 19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62709540001" calcext:value-type="float">
            <text:p>11.4262709540001</text:p>
          </table:table-cell>
          <table:table-cell office:value-type="float" office:value="47.2847309110001" calcext:value-type="float">
            <text:p>47.28473091100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ennisplätze Hungerburg</text:p>
          </table:table-cell>
          <table:table-cell office:value-type="string" calcext:value-type="string">
            <text:p>Gramartstraße 23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934926360001" calcext:value-type="float">
            <text:p>11.3934926360001</text:p>
          </table:table-cell>
          <table:table-cell office:value-type="float" office:value="47.2849173920001" calcext:value-type="float">
            <text:p>47.28491739200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ennisplätze Hungerburg</text:p>
          </table:table-cell>
          <table:table-cell office:value-type="string" calcext:value-type="string">
            <text:p>Gramartstraße 23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93912518" calcext:value-type="float">
            <text:p>11.393912518</text:p>
          </table:table-cell>
          <table:table-cell office:value-type="float" office:value="47.284671916" calcext:value-type="float">
            <text:p>47.2846719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ennisplätze Hungerburg</text:p>
          </table:table-cell>
          <table:table-cell office:value-type="string" calcext:value-type="string">
            <text:p>Gramartstraße 23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93686454" calcext:value-type="float">
            <text:p>11.393686454</text:p>
          </table:table-cell>
          <table:table-cell office:value-type="float" office:value="47.284607131" calcext:value-type="float">
            <text:p>47.2846071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porthalle VS Mühlau</text:p>
          </table:table-cell>
          <table:table-cell office:value-type="string" calcext:value-type="string">
            <text:p>Hauptplatz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21155020001" calcext:value-type="float">
            <text:p>11.4121155020001</text:p>
          </table:table-cell>
          <table:table-cell office:value-type="float" office:value="47.2837381900001" calcext:value-type="float">
            <text:p>47.28373819000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portplatz Mühlenweg</text:p>
          </table:table-cell>
          <table:table-cell office:value-type="string" calcext:value-type="string">
            <text:p>Mühlenweg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153060100001" calcext:value-type="float">
            <text:p>11.4153060100001</text:p>
          </table:table-cell>
          <table:table-cell office:value-type="float" office:value="47.283270794" calcext:value-type="float">
            <text:p>47.2832707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portplatz Mühlenweg</text:p>
          </table:table-cell>
          <table:table-cell office:value-type="string" calcext:value-type="string">
            <text:p>Mühlenweg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4149247390001" calcext:value-type="float">
            <text:p>11.4149247390001</text:p>
          </table:table-cell>
          <table:table-cell office:value-type="float" office:value="47.2832541000001" calcext:value-type="float">
            <text:p>47.283254100000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pielplatz Gramartwiese</text:p>
          </table:table-cell>
          <table:table-cell office:value-type="string" calcext:value-type="string">
            <text:p>Gramart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77228997" calcext:value-type="float">
            <text:p>11.377228997</text:p>
          </table:table-cell>
          <table:table-cell office:value-type="float" office:value="47.2827927070001" calcext:value-type="float">
            <text:p>47.282792707000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Klettergarten Höttinger Steinbruch (ÖAV)</text:p>
          </table:table-cell>
          <table:table-cell office:value-type="string" calcext:value-type="string">
            <text:p>Höhenstraße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3943376140001" calcext:value-type="float">
            <text:p>11.3943376140001</text:p>
          </table:table-cell>
          <table:table-cell office:value-type="float" office:value="47.2821982080001" calcext:value-type="float">
            <text:p>47.282198208000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pielplatz Jugendwohnheim Schwedenhaus</text:p>
          </table:table-cell>
          <table:table-cell office:value-type="string" calcext:value-type="string">
            <text:p>Rennweg 17b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93704820001" calcext:value-type="float">
            <text:p>11.3993704820001</text:p>
          </table:table-cell>
          <table:table-cell office:value-type="float" office:value="47.277247743" calcext:value-type="float">
            <text:p>47.27724774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portanlage BHAK/BHAS Innsbruck</text:p>
          </table:table-cell>
          <table:table-cell office:value-type="string" calcext:value-type="string">
            <text:p>Karl-Schönherr-Straße 2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01868340001" calcext:value-type="float">
            <text:p>11.4001868340001</text:p>
          </table:table-cell>
          <table:table-cell office:value-type="float" office:value="47.2762179850001" calcext:value-type="float">
            <text:p>47.276217985000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porthalle VS Neuarzl</text:p>
          </table:table-cell>
          <table:table-cell office:value-type="string" calcext:value-type="string">
            <text:p>Rotadlerstraße 10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36514174" calcext:value-type="float">
            <text:p>11.436514174</text:p>
          </table:table-cell>
          <table:table-cell office:value-type="float" office:value="47.2752180140001" calcext:value-type="float">
            <text:p>47.275218014000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porthalle VS Neuarzl</text:p>
          </table:table-cell>
          <table:table-cell office:value-type="string" calcext:value-type="string">
            <text:p>Rotadlerstraße 10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36285652" calcext:value-type="float">
            <text:p>11.436285652</text:p>
          </table:table-cell>
          <table:table-cell office:value-type="float" office:value="47.2751741880001" calcext:value-type="float">
            <text:p>47.275174188000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pielplatz Schützenstraße</text:p>
          </table:table-cell>
          <table:table-cell office:value-type="string" calcext:value-type="string">
            <text:p>Schützen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35498936" calcext:value-type="float">
            <text:p>11.435498936</text:p>
          </table:table-cell>
          <table:table-cell office:value-type="float" office:value="47.27468084" calcext:value-type="float">
            <text:p>47.2746808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pielplatz Reichenauerpromenade</text:p>
          </table:table-cell>
          <table:table-cell office:value-type="string" calcext:value-type="string">
            <text:p>Reichenauer Straße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6741491" calcext:value-type="float">
            <text:p>11.426741491</text:p>
          </table:table-cell>
          <table:table-cell office:value-type="float" office:value="47.2748708300001" calcext:value-type="float">
            <text:p>47.274870830000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pielplatz Reichenauerpromenade</text:p>
          </table:table-cell>
          <table:table-cell office:value-type="string" calcext:value-type="string">
            <text:p>Reichenauer Straße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4273048430001" calcext:value-type="float">
            <text:p>11.4273048430001</text:p>
          </table:table-cell>
          <table:table-cell office:value-type="float" office:value="47.2746943980001" calcext:value-type="float">
            <text:p>47.274694398000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pielplatz Grüngürtel Reichenau Ost</text:p>
          </table:table-cell>
          <table:table-cell office:value-type="string" calcext:value-type="string">
            <text:p>Roßbach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23628400001" calcext:value-type="float">
            <text:p>11.4223628400001</text:p>
          </table:table-cell>
          <table:table-cell office:value-type="float" office:value="47.274699436" calcext:value-type="float">
            <text:p>47.27469943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pielplatz Reichenauerpromenade</text:p>
          </table:table-cell>
          <table:table-cell office:value-type="string" calcext:value-type="string">
            <text:p>Reichenauer Straße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428054316" calcext:value-type="float">
            <text:p>11.428054316</text:p>
          </table:table-cell>
          <table:table-cell office:value-type="float" office:value="47.2743626930001" calcext:value-type="float">
            <text:p>47.274362693000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pielplatz Kärntner Park</text:p>
          </table:table-cell>
          <table:table-cell office:value-type="string" calcext:value-type="string">
            <text:p>Kärntner 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131901160001" calcext:value-type="float">
            <text:p>11.4131901160001</text:p>
          </table:table-cell>
          <table:table-cell office:value-type="float" office:value="47.2743084190001" calcext:value-type="float">
            <text:p>47.274308419000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2578451" calcext:value-type="float">
            <text:p>11.42578451</text:p>
          </table:table-cell>
          <table:table-cell office:value-type="float" office:value="47.274143307" calcext:value-type="float">
            <text:p>47.27414330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8071730001" calcext:value-type="float">
            <text:p>11.4258071730001</text:p>
          </table:table-cell>
          <table:table-cell office:value-type="float" office:value="47.2737411910001" calcext:value-type="float">
            <text:p>47.273741191000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5121022" calcext:value-type="float">
            <text:p>11.425121022</text:p>
          </table:table-cell>
          <table:table-cell office:value-type="float" office:value="47.273612514" calcext:value-type="float">
            <text:p>47.27361251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247685280001" calcext:value-type="float">
            <text:p>11.4247685280001</text:p>
          </table:table-cell>
          <table:table-cell office:value-type="float" office:value="47.2736350010001" calcext:value-type="float">
            <text:p>47.273635001000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24773283" calcext:value-type="float">
            <text:p>11.424773283</text:p>
          </table:table-cell>
          <table:table-cell office:value-type="float" office:value="47.27342392" calcext:value-type="float">
            <text:p>47.2734239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253035" calcext:value-type="float">
            <text:p>11.427253035</text:p>
          </table:table-cell>
          <table:table-cell office:value-type="float" office:value="47.2733333510001" calcext:value-type="float">
            <text:p>47.273333351000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0284670001" calcext:value-type="float">
            <text:p>11.4270284670001</text:p>
          </table:table-cell>
          <table:table-cell office:value-type="float" office:value="47.273331995" calcext:value-type="float">
            <text:p>47.27333199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803428" calcext:value-type="float">
            <text:p>11.426803428</text:p>
          </table:table-cell>
          <table:table-cell office:value-type="float" office:value="47.273330619" calcext:value-type="float">
            <text:p>47.27333061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578391" calcext:value-type="float">
            <text:p>11.426578391</text:p>
          </table:table-cell>
          <table:table-cell office:value-type="float" office:value="47.2733292440001" calcext:value-type="float">
            <text:p>47.273329244000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350374" calcext:value-type="float">
            <text:p>11.426350374</text:p>
          </table:table-cell>
          <table:table-cell office:value-type="float" office:value="47.2733278740001" calcext:value-type="float">
            <text:p>47.273327874000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pielplatz Grüngürtel Reichenau West</text:p>
          </table:table-cell>
          <table:table-cell office:value-type="string" calcext:value-type="string">
            <text:p>Gutshofweg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18923701" calcext:value-type="float">
            <text:p>11.418923701</text:p>
          </table:table-cell>
          <table:table-cell office:value-type="float" office:value="47.273421672" calcext:value-type="float">
            <text:p>47.27342167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portanlage VS Saggen - Siebererschule</text:p>
          </table:table-cell>
          <table:table-cell office:value-type="string" calcext:value-type="string">
            <text:p>Siebererstraße 7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3317777" calcext:value-type="float">
            <text:p>11.403317777</text:p>
          </table:table-cell>
          <table:table-cell office:value-type="float" office:value="47.2734314950001" calcext:value-type="float">
            <text:p>47.273431495000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45176430001" calcext:value-type="float">
            <text:p>11.4245176430001</text:p>
          </table:table-cell>
          <table:table-cell office:value-type="float" office:value="47.273210621" calcext:value-type="float">
            <text:p>47.27321062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5120888" calcext:value-type="float">
            <text:p>11.425120888</text:p>
          </table:table-cell>
          <table:table-cell office:value-type="float" office:value="47.2732814030001" calcext:value-type="float">
            <text:p>47.273281403000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481986" calcext:value-type="float">
            <text:p>11.427481986</text:p>
          </table:table-cell>
          <table:table-cell office:value-type="float" office:value="47.273239473" calcext:value-type="float">
            <text:p>47.27323947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4897060001" calcext:value-type="float">
            <text:p>11.4274897060001</text:p>
          </table:table-cell>
          <table:table-cell office:value-type="float" office:value="47.2729718140001" calcext:value-type="float">
            <text:p>47.272971814000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2648520001" calcext:value-type="float">
            <text:p>11.4272648520001</text:p>
          </table:table-cell>
          <table:table-cell office:value-type="float" office:value="47.2729679510001" calcext:value-type="float">
            <text:p>47.272967951000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0392" calcext:value-type="float">
            <text:p>11.4270392</text:p>
          </table:table-cell>
          <table:table-cell office:value-type="float" office:value="47.2729639930001" calcext:value-type="float">
            <text:p>47.272963993000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8141850001" calcext:value-type="float">
            <text:p>11.4268141850001</text:p>
          </table:table-cell>
          <table:table-cell office:value-type="float" office:value="47.272960063" calcext:value-type="float">
            <text:p>47.27296006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589171" calcext:value-type="float">
            <text:p>11.426589171</text:p>
          </table:table-cell>
          <table:table-cell office:value-type="float" office:value="47.272956133" calcext:value-type="float">
            <text:p>47.27295613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3646040001" calcext:value-type="float">
            <text:p>11.4263646040001</text:p>
          </table:table-cell>
          <table:table-cell office:value-type="float" office:value="47.272952252" calcext:value-type="float">
            <text:p>47.27295225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4871782" calcext:value-type="float">
            <text:p>11.424871782</text:p>
          </table:table-cell>
          <table:table-cell office:value-type="float" office:value="47.2730108420001" calcext:value-type="float">
            <text:p>47.273010842000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portanlage VS Saggen - Siebererschule</text:p>
          </table:table-cell>
          <table:table-cell office:value-type="string" calcext:value-type="string">
            <text:p>Siebererstraße 7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03881621" calcext:value-type="float">
            <text:p>11.403881621</text:p>
          </table:table-cell>
          <table:table-cell office:value-type="float" office:value="47.273149743" calcext:value-type="float">
            <text:p>47.27314974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chießstand Hegnerschule</text:p>
          </table:table-cell>
          <table:table-cell office:value-type="string" calcext:value-type="string">
            <text:p>Burghard-Breitner-Straße 20</text:p>
          </table:table-cell>
          <table:table-cell office:value-type="string" calcext:value-type="string">
            <text:p>Schießstandhalle</text:p>
          </table:table-cell>
          <table:table-cell office:value-type="string" calcext:value-type="string">
            <text:p>Sonstiges</text:p>
          </table:table-cell>
          <table:table-cell office:value-type="float" office:value="11.424678052" calcext:value-type="float">
            <text:p>11.424678052</text:p>
          </table:table-cell>
          <table:table-cell office:value-type="float" office:value="47.272747553" calcext:value-type="float">
            <text:p>47.27274755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Fußballplatz An-der-Lan-Straße</text:p>
          </table:table-cell>
          <table:table-cell office:value-type="string" calcext:value-type="string">
            <text:p>An-der-Lan-Straße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447612540001" calcext:value-type="float">
            <text:p>11.4447612540001</text:p>
          </table:table-cell>
          <table:table-cell office:value-type="float" office:value="47.27211349" calcext:value-type="float">
            <text:p>47.2721134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ischtennishalle Hegnerschule</text:p>
          </table:table-cell>
          <table:table-cell office:value-type="string" calcext:value-type="string">
            <text:p>Burghard-Breitner-Straße 20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47853520001" calcext:value-type="float">
            <text:p>11.4247853520001</text:p>
          </table:table-cell>
          <table:table-cell office:value-type="float" office:value="47.2725798660001" calcext:value-type="float">
            <text:p>47.272579866000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Kegelbahn Hegnerschule</text:p>
          </table:table-cell>
          <table:table-cell office:value-type="string" calcext:value-type="string">
            <text:p>Burghard-Breitner-Straße 20</text:p>
          </table:table-cell>
          <table:table-cell office:value-type="string" calcext:value-type="string">
            <text:p>Kegelbahn</text:p>
          </table:table-cell>
          <table:table-cell office:value-type="string" calcext:value-type="string">
            <text:p>Sporthalle</text:p>
          </table:table-cell>
          <table:table-cell office:value-type="float" office:value="11.424988523" calcext:value-type="float">
            <text:p>11.424988523</text:p>
          </table:table-cell>
          <table:table-cell office:value-type="float" office:value="47.2725866310001" calcext:value-type="float">
            <text:p>47.272586631000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porthalle VS Reichenau</text:p>
          </table:table-cell>
          <table:table-cell office:value-type="string" calcext:value-type="string">
            <text:p>Wörndlestraße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85350020001" calcext:value-type="float">
            <text:p>11.4185350020001</text:p>
          </table:table-cell>
          <table:table-cell office:value-type="float" office:value="47.2725490130001" calcext:value-type="float">
            <text:p>47.272549013000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porthalle VS Reichenau</text:p>
          </table:table-cell>
          <table:table-cell office:value-type="string" calcext:value-type="string">
            <text:p>Wörndlestraße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81968830001" calcext:value-type="float">
            <text:p>11.4181968830001</text:p>
          </table:table-cell>
          <table:table-cell office:value-type="float" office:value="47.2724271800001" calcext:value-type="float">
            <text:p>47.272427180000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pielplatz Grünbacherpromenade</text:p>
          </table:table-cell>
          <table:table-cell office:value-type="string" calcext:value-type="string">
            <text:p>Sepp-Grünbacher-Promenad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378196390001" calcext:value-type="float">
            <text:p>11.4378196390001</text:p>
          </table:table-cell>
          <table:table-cell office:value-type="float" office:value="47.272156625" calcext:value-type="float">
            <text:p>47.27215662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Tischtennis Verbandsraum VS Reichenau</text:p>
          </table:table-cell>
          <table:table-cell office:value-type="string" calcext:value-type="string">
            <text:p>Wörndlestraße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82841790001" calcext:value-type="float">
            <text:p>11.4182841790001</text:p>
          </table:table-cell>
          <table:table-cell office:value-type="float" office:value="47.272219911" calcext:value-type="float">
            <text:p>47.27221991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pielplatz Grüner Boden</text:p>
          </table:table-cell>
          <table:table-cell office:value-type="string" calcext:value-type="string">
            <text:p>oberhalb Sadrachstraße 31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63486643" calcext:value-type="float">
            <text:p>11.363486643</text:p>
          </table:table-cell>
          <table:table-cell office:value-type="float" office:value="47.2725735380001" calcext:value-type="float">
            <text:p>47.272573538000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4252190001" calcext:value-type="float">
            <text:p>11.4244252190001</text:p>
          </table:table-cell>
          <table:table-cell office:value-type="float" office:value="47.271876503" calcext:value-type="float">
            <text:p>47.27187650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212902" calcext:value-type="float">
            <text:p>11.424212902</text:p>
          </table:table-cell>
          <table:table-cell office:value-type="float" office:value="47.2718201220001" calcext:value-type="float">
            <text:p>47.271820122000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0001700001" calcext:value-type="float">
            <text:p>11.4240001700001</text:p>
          </table:table-cell>
          <table:table-cell office:value-type="float" office:value="47.2717636620001" calcext:value-type="float">
            <text:p>47.271763662000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23667122" calcext:value-type="float">
            <text:p>11.423667122</text:p>
          </table:table-cell>
          <table:table-cell office:value-type="float" office:value="47.271680147" calcext:value-type="float">
            <text:p>47.27168014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234509790001" calcext:value-type="float">
            <text:p>11.4234509790001</text:p>
          </table:table-cell>
          <table:table-cell office:value-type="float" office:value="47.2716225290001" calcext:value-type="float">
            <text:p>47.271622529000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6093310001" calcext:value-type="float">
            <text:p>11.4246093310001</text:p>
          </table:table-cell>
          <table:table-cell office:value-type="float" office:value="47.27155358" calcext:value-type="float">
            <text:p>47.2715535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232349700001" calcext:value-type="float">
            <text:p>11.4232349700001</text:p>
          </table:table-cell>
          <table:table-cell office:value-type="float" office:value="47.2715649020001" calcext:value-type="float">
            <text:p>47.271564902000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39791" calcext:value-type="float">
            <text:p>11.42439791</text:p>
          </table:table-cell>
          <table:table-cell office:value-type="float" office:value="47.2714974560001" calcext:value-type="float">
            <text:p>47.271497456000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1848570001" calcext:value-type="float">
            <text:p>11.4241848570001</text:p>
          </table:table-cell>
          <table:table-cell office:value-type="float" office:value="47.2714410950001" calcext:value-type="float">
            <text:p>47.271441095000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3868479" calcext:value-type="float">
            <text:p>11.423868479</text:p>
          </table:table-cell>
          <table:table-cell office:value-type="float" office:value="47.2713459450001" calcext:value-type="float">
            <text:p>47.271345945000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3652389" calcext:value-type="float">
            <text:p>11.423652389</text:p>
          </table:table-cell>
          <table:table-cell office:value-type="float" office:value="47.2712887420001" calcext:value-type="float">
            <text:p>47.27128874200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pielplatz Riedgasse</text:p>
          </table:table-cell>
          <table:table-cell office:value-type="string" calcext:value-type="string">
            <text:p>Riedgass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88466629" calcext:value-type="float">
            <text:p>11.388466629</text:p>
          </table:table-cell>
          <table:table-cell office:value-type="float" office:value="47.2716710390001" calcext:value-type="float">
            <text:p>47.271671039000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4790748" calcext:value-type="float">
            <text:p>11.424790748</text:p>
          </table:table-cell>
          <table:table-cell office:value-type="float" office:value="47.271254416" calcext:value-type="float">
            <text:p>47.27125441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34359930001" calcext:value-type="float">
            <text:p>11.4234359930001</text:p>
          </table:table-cell>
          <table:table-cell office:value-type="float" office:value="47.271231578" calcext:value-type="float">
            <text:p>47.27123157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45930230001" calcext:value-type="float">
            <text:p>11.4245930230001</text:p>
          </table:table-cell>
          <table:table-cell office:value-type="float" office:value="47.2711955350001" calcext:value-type="float">
            <text:p>47.271195535000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Fußballplatz Fennerareal</text:p>
          </table:table-cell>
          <table:table-cell office:value-type="string" calcext:value-type="string">
            <text:p>Kaiserjägerstraße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993143870001" calcext:value-type="float">
            <text:p>11.3993143870001</text:p>
          </table:table-cell>
          <table:table-cell office:value-type="float" office:value="47.271154274" calcext:value-type="float">
            <text:p>47.27115427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4370982" calcext:value-type="float">
            <text:p>11.424370982</text:p>
          </table:table-cell>
          <table:table-cell office:value-type="float" office:value="47.271130113" calcext:value-type="float">
            <text:p>47.27113011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porthalle VS St. Nikolaus</text:p>
          </table:table-cell>
          <table:table-cell office:value-type="string" calcext:value-type="string">
            <text:p>Innallee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25927970001" calcext:value-type="float">
            <text:p>11.3925927970001</text:p>
          </table:table-cell>
          <table:table-cell office:value-type="float" office:value="47.2713961740001" calcext:value-type="float">
            <text:p>47.271396174000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37751270001" calcext:value-type="float">
            <text:p>11.4237751270001</text:p>
          </table:table-cell>
          <table:table-cell office:value-type="float" office:value="47.271016988" calcext:value-type="float">
            <text:p>47.27101698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porthalle NMS Olympisches Dorf</text:p>
          </table:table-cell>
          <table:table-cell office:value-type="string" calcext:value-type="string">
            <text:p>Kajetan-Sweth-Straße 14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432232560001" calcext:value-type="float">
            <text:p>11.4432232560001</text:p>
          </table:table-cell>
          <table:table-cell office:value-type="float" office:value="47.2704708190001" calcext:value-type="float">
            <text:p>47.270470819000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38305590001" calcext:value-type="float">
            <text:p>11.4238305590001</text:p>
          </table:table-cell>
          <table:table-cell office:value-type="float" office:value="47.270905009" calcext:value-type="float">
            <text:p>47.27090500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chießstand Hötting</text:p>
          </table:table-cell>
          <table:table-cell office:value-type="string" calcext:value-type="string">
            <text:p>Schwabeneckweg 7</text:p>
          </table:table-cell>
          <table:table-cell office:value-type="string" calcext:value-type="string">
            <text:p>Schießstandhalle</text:p>
          </table:table-cell>
          <table:table-cell office:value-type="string" calcext:value-type="string">
            <text:p>Sonstiges</text:p>
          </table:table-cell>
          <table:table-cell office:value-type="float" office:value="11.375426895" calcext:value-type="float">
            <text:p>11.375426895</text:p>
          </table:table-cell>
          <table:table-cell office:value-type="float" office:value="47.271149069" calcext:value-type="float">
            <text:p>47.27114906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Turnleistungszentrum NMS Olympisches Dorf</text:p>
          </table:table-cell>
          <table:table-cell office:value-type="string" calcext:value-type="string">
            <text:p>Kajetan-Sweth-Straße 14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430417030001" calcext:value-type="float">
            <text:p>11.4430417030001</text:p>
          </table:table-cell>
          <table:table-cell office:value-type="float" office:value="47.270171761" calcext:value-type="float">
            <text:p>47.27017176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pielplatz TG Kajetan-Sweth-Straße</text:p>
          </table:table-cell>
          <table:table-cell office:value-type="string" calcext:value-type="string">
            <text:p>Kajetan-Sweth-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438413990001" calcext:value-type="float">
            <text:p>11.4438413990001</text:p>
          </table:table-cell>
          <table:table-cell office:value-type="float" office:value="47.269935823" calcext:value-type="float">
            <text:p>47.26993582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pielplatz Kindergarten Hötting</text:p>
          </table:table-cell>
          <table:table-cell office:value-type="string" calcext:value-type="string">
            <text:p>Schneeburggasse 30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813129960001" calcext:value-type="float">
            <text:p>11.3813129960001</text:p>
          </table:table-cell>
          <table:table-cell office:value-type="float" office:value="47.2705957410001" calcext:value-type="float">
            <text:p>47.270595741000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pielplatz Waltherpark</text:p>
          </table:table-cell>
          <table:table-cell office:value-type="string" calcext:value-type="string">
            <text:p>Inn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19432450001" calcext:value-type="float">
            <text:p>11.3919432450001</text:p>
          </table:table-cell>
          <table:table-cell office:value-type="float" office:value="47.2704323090001" calcext:value-type="float">
            <text:p>47.270432309000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Fußballplatz Reichenau</text:p>
          </table:table-cell>
          <table:table-cell office:value-type="string" calcext:value-type="string">
            <text:p>Klappholzstraße 2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78500960001" calcext:value-type="float">
            <text:p>11.4178500960001</text:p>
          </table:table-cell>
          <table:table-cell office:value-type="float" office:value="47.269343034" calcext:value-type="float">
            <text:p>47.26934303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porthalle NMS Pembaurstraße</text:p>
          </table:table-cell>
          <table:table-cell office:value-type="string" calcext:value-type="string">
            <text:p>Pembaurstraße 1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07794990001" calcext:value-type="float">
            <text:p>11.4107794990001</text:p>
          </table:table-cell>
          <table:table-cell office:value-type="float" office:value="47.269435006" calcext:value-type="float">
            <text:p>47.26943500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porthalle NMS Gabelsbergerstraße</text:p>
          </table:table-cell>
          <table:table-cell office:value-type="string" calcext:value-type="string">
            <text:p>Gabelsbergerstraße 1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0491462" calcext:value-type="float">
            <text:p>11.410491462</text:p>
          </table:table-cell>
          <table:table-cell office:value-type="float" office:value="47.26938153" calcext:value-type="float">
            <text:p>47.2693815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Fußballplatz Reichenau</text:p>
          </table:table-cell>
          <table:table-cell office:value-type="string" calcext:value-type="string">
            <text:p>Klappholzstraße 2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72083030001" calcext:value-type="float">
            <text:p>11.4172083030001</text:p>
          </table:table-cell>
          <table:table-cell office:value-type="float" office:value="47.2689571820001" calcext:value-type="float">
            <text:p>47.268957182000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VO Stockschützenverein Olympisches Dorf</text:p>
          </table:table-cell>
          <table:table-cell office:value-type="string" calcext:value-type="string">
            <text:p>Kugelfangweg 48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47393694" calcext:value-type="float">
            <text:p>11.447393694</text:p>
          </table:table-cell>
          <table:table-cell office:value-type="float" office:value="47.2688339900001" calcext:value-type="float">
            <text:p>47.268833990000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porthalle VS Dreiheiligen</text:p>
          </table:table-cell>
          <table:table-cell office:value-type="string" calcext:value-type="string">
            <text:p>Jahnstraße 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034280220001" calcext:value-type="float">
            <text:p>11.4034280220001</text:p>
          </table:table-cell>
          <table:table-cell office:value-type="float" office:value="47.2690688710001" calcext:value-type="float">
            <text:p>47.269068871000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pielplatz Durigstraße</text:p>
          </table:table-cell>
          <table:table-cell office:value-type="string" calcext:value-type="string">
            <text:p>Durig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4603427" calcext:value-type="float">
            <text:p>11.424603427</text:p>
          </table:table-cell>
          <table:table-cell office:value-type="float" office:value="47.2687839000001" calcext:value-type="float">
            <text:p>47.268783900000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Spielplatz Andechsstraße</text:p>
          </table:table-cell>
          <table:table-cell office:value-type="string" calcext:value-type="string">
            <text:p>Andechs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1998531" calcext:value-type="float">
            <text:p>11.421998531</text:p>
          </table:table-cell>
          <table:table-cell office:value-type="float" office:value="47.268520322" calcext:value-type="float">
            <text:p>47.26852032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Schießstand Vereinsheim Reichenau</text:p>
          </table:table-cell>
          <table:table-cell office:value-type="string" calcext:value-type="string">
            <text:p>Valiergasse 8a</text:p>
          </table:table-cell>
          <table:table-cell office:value-type="string" calcext:value-type="string">
            <text:p>Schießstandhalle</text:p>
          </table:table-cell>
          <table:table-cell office:value-type="string" calcext:value-type="string">
            <text:p>Sonstiges</text:p>
          </table:table-cell>
          <table:table-cell office:value-type="float" office:value="11.428001846" calcext:value-type="float">
            <text:p>11.428001846</text:p>
          </table:table-cell>
          <table:table-cell office:value-type="float" office:value="47.2680387140001" calcext:value-type="float">
            <text:p>47.268038714000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porthalle VS Mariahilf</text:p>
          </table:table-cell>
          <table:table-cell office:value-type="string" calcext:value-type="string">
            <text:p>Dr.-Sigismund-Epp-Weg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59470400001" calcext:value-type="float">
            <text:p>11.3859470400001</text:p>
          </table:table-cell>
          <table:table-cell office:value-type="float" office:value="47.268300121" calcext:value-type="float">
            <text:p>47.26830012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Sporthalle VS Pradl-Leitgeb</text:p>
          </table:table-cell>
          <table:table-cell office:value-type="string" calcext:value-type="string">
            <text:p>Pradler Platz 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07745537" calcext:value-type="float">
            <text:p>11.407745537</text:p>
          </table:table-cell>
          <table:table-cell office:value-type="float" office:value="47.2675290650001" calcext:value-type="float">
            <text:p>47.267529065000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Sporthalle VS Allerheiligen</text:p>
          </table:table-cell>
          <table:table-cell office:value-type="string" calcext:value-type="string">
            <text:p>Karl-Innerebner-Straße 70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427164" calcext:value-type="float">
            <text:p>11.356427164</text:p>
          </table:table-cell>
          <table:table-cell office:value-type="float" office:value="47.267981402" calcext:value-type="float">
            <text:p>47.26798140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Bocciaanlage Rapoldipark</text:p>
          </table:table-cell>
          <table:table-cell office:value-type="string" calcext:value-type="string">
            <text:p>Pradler Platz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066023020001" calcext:value-type="float">
            <text:p>11.4066023020001</text:p>
          </table:table-cell>
          <table:table-cell office:value-type="float" office:value="47.2673770490001" calcext:value-type="float">
            <text:p>47.26737704900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21784652" calcext:value-type="float">
            <text:p>11.421784652</text:p>
          </table:table-cell>
          <table:table-cell office:value-type="float" office:value="47.2669068860001" calcext:value-type="float">
            <text:p>47.266906886000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pielplatz Rapoldipark</text:p>
          </table:table-cell>
          <table:table-cell office:value-type="string" calcext:value-type="string">
            <text:p>Stadtpark Rapoldi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6653942" calcext:value-type="float">
            <text:p>11.406653942</text:p>
          </table:table-cell>
          <table:table-cell office:value-type="float" office:value="47.267072037" calcext:value-type="float">
            <text:p>47.26707203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1233461" calcext:value-type="float">
            <text:p>11.421233461</text:p>
          </table:table-cell>
          <table:table-cell office:value-type="float" office:value="47.266909974" calcext:value-type="float">
            <text:p>47.26690997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4208778670001" calcext:value-type="float">
            <text:p>11.4208778670001</text:p>
          </table:table-cell>
          <table:table-cell office:value-type="float" office:value="47.266956174" calcext:value-type="float">
            <text:p>47.26695617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pielplatz Lohbach</text:p>
          </table:table-cell>
          <table:table-cell office:value-type="string" calcext:value-type="string">
            <text:p>Lohbachufer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343931872" calcext:value-type="float">
            <text:p>11.343931872</text:p>
          </table:table-cell>
          <table:table-cell office:value-type="float" office:value="47.267478166" calcext:value-type="float">
            <text:p>47.26747816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4206905240001" calcext:value-type="float">
            <text:p>11.4206905240001</text:p>
          </table:table-cell>
          <table:table-cell office:value-type="float" office:value="47.2668636510001" calcext:value-type="float">
            <text:p>47.266863651000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420834353" calcext:value-type="float">
            <text:p>11.420834353</text:p>
          </table:table-cell>
          <table:table-cell office:value-type="float" office:value="47.2668712510001" calcext:value-type="float">
            <text:p>47.266871251000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420790842" calcext:value-type="float">
            <text:p>11.420790842</text:p>
          </table:table-cell>
          <table:table-cell office:value-type="float" office:value="47.2667863290001" calcext:value-type="float">
            <text:p>47.266786329000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Beachsoccerplatz</text:p>
          </table:table-cell>
          <table:table-cell office:value-type="string" calcext:value-type="string">
            <text:p>Funsport</text:p>
          </table:table-cell>
          <table:table-cell office:value-type="float" office:value="11.4211369830001" calcext:value-type="float">
            <text:p>11.4211369830001</text:p>
          </table:table-cell>
          <table:table-cell office:value-type="float" office:value="47.266722154" calcext:value-type="float">
            <text:p>47.26672215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Kegelbahn NMS Hötting West</text:p>
          </table:table-cell>
          <table:table-cell office:value-type="string" calcext:value-type="string">
            <text:p>Viktor-Franz-Hess-Straße 9</text:p>
          </table:table-cell>
          <table:table-cell office:value-type="string" calcext:value-type="string">
            <text:p>Kegelbahn</text:p>
          </table:table-cell>
          <table:table-cell office:value-type="string" calcext:value-type="string">
            <text:p>Sporthalle</text:p>
          </table:table-cell>
          <table:table-cell office:value-type="float" office:value="11.344663886" calcext:value-type="float">
            <text:p>11.344663886</text:p>
          </table:table-cell>
          <table:table-cell office:value-type="float" office:value="47.267404137" calcext:value-type="float">
            <text:p>47.26740413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Eisschützenclub Tirol</text:p>
          </table:table-cell>
          <table:table-cell office:value-type="string" calcext:value-type="string">
            <text:p>Egerdachstraße 71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21501791" calcext:value-type="float">
            <text:p>11.421501791</text:p>
          </table:table-cell>
          <table:table-cell office:value-type="float" office:value="47.266389114" calcext:value-type="float">
            <text:p>47.26638911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pielplatz Lohbach</text:p>
          </table:table-cell>
          <table:table-cell office:value-type="string" calcext:value-type="string">
            <text:p>Lohbachufer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425032380001" calcext:value-type="float">
            <text:p>11.3425032380001</text:p>
          </table:table-cell>
          <table:table-cell office:value-type="float" office:value="47.266968127" calcext:value-type="float">
            <text:p>47.26696812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Eisschützenclub Tirol</text:p>
          </table:table-cell>
          <table:table-cell office:value-type="string" calcext:value-type="string">
            <text:p>Egerdachstraße 71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215020980001" calcext:value-type="float">
            <text:p>11.4215020980001</text:p>
          </table:table-cell>
          <table:table-cell office:value-type="float" office:value="47.266333155" calcext:value-type="float">
            <text:p>47.26633315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porthalle NMS Hötting West</text:p>
          </table:table-cell>
          <table:table-cell office:value-type="string" calcext:value-type="string">
            <text:p>Viktor-Franz-Hess-Straße 9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447884940001" calcext:value-type="float">
            <text:p>11.3447884940001</text:p>
          </table:table-cell>
          <table:table-cell office:value-type="float" office:value="47.2668866440001" calcext:value-type="float">
            <text:p>47.266886644000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Eislaufplatz Sparkassenplatz</text:p>
          </table:table-cell>
          <table:table-cell office:value-type="string" calcext:value-type="string">
            <text:p>Sparkassenplatz</text:p>
          </table:table-cell>
          <table:table-cell office:value-type="string" calcext:value-type="string">
            <text:p>Eislaufplatz</text:p>
          </table:table-cell>
          <table:table-cell office:value-type="string" calcext:value-type="string">
            <text:p>Eissport</text:p>
          </table:table-cell>
          <table:table-cell office:value-type="float" office:value="11.3948223950001" calcext:value-type="float">
            <text:p>11.3948223950001</text:p>
          </table:table-cell>
          <table:table-cell office:value-type="float" office:value="47.2660163680001" calcext:value-type="float">
            <text:p>47.266016368000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Spielplatz Rapoldipark</text:p>
          </table:table-cell>
          <table:table-cell office:value-type="string" calcext:value-type="string">
            <text:p>Stadtpark Rapoldi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405561275" calcext:value-type="float">
            <text:p>11.405561275</text:p>
          </table:table-cell>
          <table:table-cell office:value-type="float" office:value="47.265428028" calcext:value-type="float">
            <text:p>47.26542802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Hallenbad Amraser Straße</text:p>
          </table:table-cell>
          <table:table-cell office:value-type="string" calcext:value-type="string">
            <text:p>Amraser Straße 3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4052925890001" calcext:value-type="float">
            <text:p>11.4052925890001</text:p>
          </table:table-cell>
          <table:table-cell office:value-type="float" office:value="47.265167198" calcext:value-type="float">
            <text:p>47.26516719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Hallenbad Höttinger Au</text:p>
          </table:table-cell>
          <table:table-cell office:value-type="string" calcext:value-type="string">
            <text:p>Fürstenweg 12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380685167" calcext:value-type="float">
            <text:p>11.380685167</text:p>
          </table:table-cell>
          <table:table-cell office:value-type="float" office:value="47.2652095720001" calcext:value-type="float">
            <text:p>47.265209572000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Hallenbad Amraser Straße</text:p>
          </table:table-cell>
          <table:table-cell office:value-type="string" calcext:value-type="string">
            <text:p>Amraser Straße 3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4054261270001" calcext:value-type="float">
            <text:p>11.4054261270001</text:p>
          </table:table-cell>
          <table:table-cell office:value-type="float" office:value="47.264926148" calcext:value-type="float">
            <text:p>47.26492614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Sportanlage NMS Hötting</text:p>
          </table:table-cell>
          <table:table-cell office:value-type="string" calcext:value-type="string">
            <text:p>Fürstenweg 13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824415030001" calcext:value-type="float">
            <text:p>11.3824415030001</text:p>
          </table:table-cell>
          <table:table-cell office:value-type="float" office:value="47.264847511" calcext:value-type="float">
            <text:p>47.26484751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Spielplatz Kranewitterpark</text:p>
          </table:table-cell>
          <table:table-cell office:value-type="string" calcext:value-type="string">
            <text:p>Kranewitter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0079635" calcext:value-type="float">
            <text:p>11.420079635</text:p>
          </table:table-cell>
          <table:table-cell office:value-type="float" office:value="47.264582149" calcext:value-type="float">
            <text:p>47.26458214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Sportanlage NMS Hötting</text:p>
          </table:table-cell>
          <table:table-cell office:value-type="string" calcext:value-type="string">
            <text:p>Fürstenweg 1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1602365" calcext:value-type="float">
            <text:p>11.381602365</text:p>
          </table:table-cell>
          <table:table-cell office:value-type="float" office:value="47.2648358180001" calcext:value-type="float">
            <text:p>47.264835818000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Streetballplatz Prandtauerufer</text:p>
          </table:table-cell>
          <table:table-cell office:value-type="string" calcext:value-type="string">
            <text:p>Prandtauerufer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382741222" calcext:value-type="float">
            <text:p>11.382741222</text:p>
          </table:table-cell>
          <table:table-cell office:value-type="float" office:value="47.264651316" calcext:value-type="float">
            <text:p>47.26465131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Spielplatz Ursulinenpark</text:p>
          </table:table-cell>
          <table:table-cell office:value-type="string" calcext:value-type="string">
            <text:p>Ursulinenweg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36548428" calcext:value-type="float">
            <text:p>11.36548428</text:p>
          </table:table-cell>
          <table:table-cell office:value-type="float" office:value="47.263504805" calcext:value-type="float">
            <text:p>47.26350480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Sportanlage Ursulinengymnasium</text:p>
          </table:table-cell>
          <table:table-cell office:value-type="string" calcext:value-type="string">
            <text:p>Fürstenweg 86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690413890001" calcext:value-type="float">
            <text:p>11.3690413890001</text:p>
          </table:table-cell>
          <table:table-cell office:value-type="float" office:value="47.2621938990001" calcext:value-type="float">
            <text:p>47.262193899000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Fitness- und Karatecenter Haslwanter</text:p>
          </table:table-cell>
          <table:table-cell office:value-type="string" calcext:value-type="string">
            <text:p>Reimmichlgasse 9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68083449" calcext:value-type="float">
            <text:p>11.368083449</text:p>
          </table:table-cell>
          <table:table-cell office:value-type="float" office:value="47.262523936" calcext:value-type="float">
            <text:p>47.26252393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Tennisplatz Kranebitter Allee</text:p>
          </table:table-cell>
          <table:table-cell office:value-type="string" calcext:value-type="string">
            <text:p>Kranebitter Allee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492782870001" calcext:value-type="float">
            <text:p>11.3492782870001</text:p>
          </table:table-cell>
          <table:table-cell office:value-type="float" office:value="47.262638194" calcext:value-type="float">
            <text:p>47.26263819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Innsbrucker Taekwon-do-Center</text:p>
          </table:table-cell>
          <table:table-cell office:value-type="string" calcext:value-type="string">
            <text:p>Andreas-Hofer-Straße 5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91552405" calcext:value-type="float">
            <text:p>11.391552405</text:p>
          </table:table-cell>
          <table:table-cell office:value-type="float" office:value="47.261748653" calcext:value-type="float">
            <text:p>47.26174865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treetballplatz Arthur-Haidl-Promenade</text:p>
          </table:table-cell>
          <table:table-cell office:value-type="string" calcext:value-type="string">
            <text:p>Fischnalerstraße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3800333880001" calcext:value-type="float">
            <text:p>11.3800333880001</text:p>
          </table:table-cell>
          <table:table-cell office:value-type="float" office:value="47.261621726" calcext:value-type="float">
            <text:p>47.26162172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Sporthalle NMS Müllerstraße</text:p>
          </table:table-cell>
          <table:table-cell office:value-type="string" calcext:value-type="string">
            <text:p>Müllerstraße 3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80118860001" calcext:value-type="float">
            <text:p>11.3880118860001</text:p>
          </table:table-cell>
          <table:table-cell office:value-type="float" office:value="47.2614990760001" calcext:value-type="float">
            <text:p>47.261499076000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06920389" calcext:value-type="float">
            <text:p>11.406920389</text:p>
          </table:table-cell>
          <table:table-cell office:value-type="float" office:value="47.2609538500001" calcext:value-type="float">
            <text:p>47.260953850000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Sporthalle NMS Dr.-Fritz-Prior</text:p>
          </table:table-cell>
          <table:table-cell office:value-type="string" calcext:value-type="string">
            <text:p>Leopoldstraße 1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67834700001" calcext:value-type="float">
            <text:p>11.3967834700001</text:p>
          </table:table-cell>
          <table:table-cell office:value-type="float" office:value="47.2610208020001" calcext:value-type="float">
            <text:p>47.261020802000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083285340001" calcext:value-type="float">
            <text:p>11.4083285340001</text:p>
          </table:table-cell>
          <table:table-cell office:value-type="float" office:value="47.2605904870001" calcext:value-type="float">
            <text:p>47.260590487000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070738340001" calcext:value-type="float">
            <text:p>11.4070738340001</text:p>
          </table:table-cell>
          <table:table-cell office:value-type="float" office:value="47.26057616" calcext:value-type="float">
            <text:p>47.2605761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086823710001" calcext:value-type="float">
            <text:p>11.4086823710001</text:p>
          </table:table-cell>
          <table:table-cell office:value-type="float" office:value="47.260261707" calcext:value-type="float">
            <text:p>47.26026170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Sporthalle VS Angergasse</text:p>
          </table:table-cell>
          <table:table-cell office:value-type="string" calcext:value-type="string">
            <text:p>Angergasse 1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69550121" calcext:value-type="float">
            <text:p>11.369550121</text:p>
          </table:table-cell>
          <table:table-cell office:value-type="float" office:value="47.260483976" calcext:value-type="float">
            <text:p>47.26048397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pielplatz Angergasse</text:p>
          </table:table-cell>
          <table:table-cell office:value-type="string" calcext:value-type="string">
            <text:p>Angergass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6996011" calcext:value-type="float">
            <text:p>11.36996011</text:p>
          </table:table-cell>
          <table:table-cell office:value-type="float" office:value="47.259942611" calcext:value-type="float">
            <text:p>47.25994261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Eisschützenclub Tivoli</text:p>
          </table:table-cell>
          <table:table-cell office:value-type="string" calcext:value-type="string">
            <text:p>Bleichenweg 54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34690689" calcext:value-type="float">
            <text:p>11.434690689</text:p>
          </table:table-cell>
          <table:table-cell office:value-type="float" office:value="47.2593948420001" calcext:value-type="float">
            <text:p>47.259394842000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085248920001" calcext:value-type="float">
            <text:p>11.4085248920001</text:p>
          </table:table-cell>
          <table:table-cell office:value-type="float" office:value="47.2595331570001" calcext:value-type="float">
            <text:p>47.259533157000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Sporthalle VS Amras</text:p>
          </table:table-cell>
          <table:table-cell office:value-type="string" calcext:value-type="string">
            <text:p>Kirchsteig 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8709364" calcext:value-type="float">
            <text:p>11.428709364</text:p>
          </table:table-cell>
          <table:table-cell office:value-type="float" office:value="47.2584951650001" calcext:value-type="float">
            <text:p>47.258495165000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Boccia-/Stockschießanlage Wilten West / Besele II</text:p>
          </table:table-cell>
          <table:table-cell office:value-type="string" calcext:value-type="string">
            <text:p>Innerkoflerstraße 11c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3843561950001" calcext:value-type="float">
            <text:p>11.3843561950001</text:p>
          </table:table-cell>
          <table:table-cell office:value-type="float" office:value="47.258638558" calcext:value-type="float">
            <text:p>47.25863855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Sportanlage HTBLVA II Trenkwalderstraße</text:p>
          </table:table-cell>
          <table:table-cell office:value-type="string" calcext:value-type="string">
            <text:p>Mitterweg 17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77160604" calcext:value-type="float">
            <text:p>11.377160604</text:p>
          </table:table-cell>
          <table:table-cell office:value-type="float" office:value="47.2585589450001" calcext:value-type="float">
            <text:p>47.258558945000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Boccia-/Stockschießanlage Wilten West / Besele I</text:p>
          </table:table-cell>
          <table:table-cell office:value-type="string" calcext:value-type="string">
            <text:p>Innerkoflerstraße 11b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3841370430001" calcext:value-type="float">
            <text:p>11.3841370430001</text:p>
          </table:table-cell>
          <table:table-cell office:value-type="float" office:value="47.2585776110001" calcext:value-type="float">
            <text:p>47.258577611000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Sportanlage HTBLVA II Trenkwalderstraße</text:p>
          </table:table-cell>
          <table:table-cell office:value-type="string" calcext:value-type="string">
            <text:p>Mitterweg 17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767336930001" calcext:value-type="float">
            <text:p>11.3767336930001</text:p>
          </table:table-cell>
          <table:table-cell office:value-type="float" office:value="47.258592127" calcext:value-type="float">
            <text:p>47.25859212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60396655" calcext:value-type="float">
            <text:p>11.360396655</text:p>
          </table:table-cell>
          <table:table-cell office:value-type="float" office:value="47.2587770900001" calcext:value-type="float">
            <text:p>47.258777090000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882021" calcext:value-type="float">
            <text:p>11.357882021</text:p>
          </table:table-cell>
          <table:table-cell office:value-type="float" office:value="47.258637853" calcext:value-type="float">
            <text:p>47.25863785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Olympiahalle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Eishalle</text:p>
          </table:table-cell>
          <table:table-cell office:value-type="string" calcext:value-type="string">
            <text:p>Eissport</text:p>
          </table:table-cell>
          <table:table-cell office:value-type="float" office:value="11.4095511630001" calcext:value-type="float">
            <text:p>11.4095511630001</text:p>
          </table:table-cell>
          <table:table-cell office:value-type="float" office:value="47.2578544340001" calcext:value-type="float">
            <text:p>47.257854434000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6728090001" calcext:value-type="float">
            <text:p>11.3576728090001</text:p>
          </table:table-cell>
          <table:table-cell office:value-type="float" office:value="47.2585822820001" calcext:value-type="float">
            <text:p>47.258582282000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Tiroler Wasserkraft Arena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Eishalle</text:p>
          </table:table-cell>
          <table:table-cell office:value-type="string" calcext:value-type="string">
            <text:p>Eissport</text:p>
          </table:table-cell>
          <table:table-cell office:value-type="float" office:value="11.4106045620001" calcext:value-type="float">
            <text:p>11.4106045620001</text:p>
          </table:table-cell>
          <table:table-cell office:value-type="float" office:value="47.257967711" calcext:value-type="float">
            <text:p>47.25796771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60543648" calcext:value-type="float">
            <text:p>11.360543648</text:p>
          </table:table-cell>
          <table:table-cell office:value-type="float" office:value="47.2585225170001" calcext:value-type="float">
            <text:p>47.25852251700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464051" calcext:value-type="float">
            <text:p>11.357464051</text:p>
          </table:table-cell>
          <table:table-cell office:value-type="float" office:value="47.258527289" calcext:value-type="float">
            <text:p>47.25852728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603067500001" calcext:value-type="float">
            <text:p>11.3603067500001</text:p>
          </table:table-cell>
          <table:table-cell office:value-type="float" office:value="47.258508008" calcext:value-type="float">
            <text:p>47.25850800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Spielplatz Pechepark</text:p>
          </table:table-cell>
          <table:table-cell office:value-type="string" calcext:value-type="string">
            <text:p>Peche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8994251" calcext:value-type="float">
            <text:p>11.398994251</text:p>
          </table:table-cell>
          <table:table-cell office:value-type="float" office:value="47.2582216280001" calcext:value-type="float">
            <text:p>47.258221628000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9964501" calcext:value-type="float">
            <text:p>11.359964501</text:p>
          </table:table-cell>
          <table:table-cell office:value-type="float" office:value="47.2584870800001" calcext:value-type="float">
            <text:p>47.258487080000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Fußballplatz Wilten West / Besele</text:p>
          </table:table-cell>
          <table:table-cell office:value-type="string" calcext:value-type="string">
            <text:p>Innerkoflerstraße 11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83945093" calcext:value-type="float">
            <text:p>11.383945093</text:p>
          </table:table-cell>
          <table:table-cell office:value-type="float" office:value="47.2580116190001" calcext:value-type="float">
            <text:p>47.258011619000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9727461" calcext:value-type="float">
            <text:p>11.359727461</text:p>
          </table:table-cell>
          <table:table-cell office:value-type="float" office:value="47.2584726910001" calcext:value-type="float">
            <text:p>47.258472691000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2560710001" calcext:value-type="float">
            <text:p>11.3572560710001</text:p>
          </table:table-cell>
          <table:table-cell office:value-type="float" office:value="47.2584718680001" calcext:value-type="float">
            <text:p>47.258471868000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9436755" calcext:value-type="float">
            <text:p>11.359436755</text:p>
          </table:table-cell>
          <table:table-cell office:value-type="float" office:value="47.258365064" calcext:value-type="float">
            <text:p>47.25836506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Tennis- und Squashhallen West</text:p>
          </table:table-cell>
          <table:table-cell office:value-type="string" calcext:value-type="string">
            <text:p>Fürstenweg 172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355827205" calcext:value-type="float">
            <text:p>11.355827205</text:p>
          </table:table-cell>
          <table:table-cell office:value-type="float" office:value="47.2582281030001" calcext:value-type="float">
            <text:p>47.258228103000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Tennis- und Squashhallen West</text:p>
          </table:table-cell>
          <table:table-cell office:value-type="string" calcext:value-type="string">
            <text:p>Fürstenweg 172</text:p>
          </table:table-cell>
          <table:table-cell office:value-type="string" calcext:value-type="string">
            <text:p>Squashhalle</text:p>
          </table:table-cell>
          <table:table-cell office:value-type="string" calcext:value-type="string">
            <text:p>Tennis/Squash</text:p>
          </table:table-cell>
          <table:table-cell office:value-type="float" office:value="11.3561609010001" calcext:value-type="float">
            <text:p>11.3561609010001</text:p>
          </table:table-cell>
          <table:table-cell office:value-type="float" office:value="47.2582825740001" calcext:value-type="float">
            <text:p>47.258282574000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6410470001" calcext:value-type="float">
            <text:p>11.3576410470001</text:p>
          </table:table-cell>
          <table:table-cell office:value-type="float" office:value="47.2582191710001" calcext:value-type="float">
            <text:p>47.258219171000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43202" calcext:value-type="float">
            <text:p>11.35743202</text:p>
          </table:table-cell>
          <table:table-cell office:value-type="float" office:value="47.2581643290001" calcext:value-type="float">
            <text:p>47.258164329000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602921240001" calcext:value-type="float">
            <text:p>11.3602921240001</text:p>
          </table:table-cell>
          <table:table-cell office:value-type="float" office:value="47.258064575" calcext:value-type="float">
            <text:p>47.25806457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97855470001" calcext:value-type="float">
            <text:p>11.3597855470001</text:p>
          </table:table-cell>
          <table:table-cell office:value-type="float" office:value="47.258033792" calcext:value-type="float">
            <text:p>47.25803379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94827900001" calcext:value-type="float">
            <text:p>11.3594827900001</text:p>
          </table:table-cell>
          <table:table-cell office:value-type="float" office:value="47.258015146" calcext:value-type="float">
            <text:p>47.25801514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Landessportcenter Tirol</text:p>
          </table:table-cell>
          <table:table-cell office:value-type="string" calcext:value-type="string">
            <text:p>Olympiastraße 10a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411184728" calcext:value-type="float">
            <text:p>11.411184728</text:p>
          </table:table-cell>
          <table:table-cell office:value-type="float" office:value="47.2575068360001" calcext:value-type="float">
            <text:p>47.257506836000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Tennis- und Squashhallen West</text:p>
          </table:table-cell>
          <table:table-cell office:value-type="string" calcext:value-type="string">
            <text:p>Fürstenweg 172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3561685080001" calcext:value-type="float">
            <text:p>11.3561685080001</text:p>
          </table:table-cell>
          <table:table-cell office:value-type="float" office:value="47.257912268" calcext:value-type="float">
            <text:p>47.25791226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Eisschnelllaufring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Eislaufplatz</text:p>
          </table:table-cell>
          <table:table-cell office:value-type="string" calcext:value-type="string">
            <text:p>Eissport</text:p>
          </table:table-cell>
          <table:table-cell office:value-type="float" office:value="11.408976942" calcext:value-type="float">
            <text:p>11.408976942</text:p>
          </table:table-cell>
          <table:table-cell office:value-type="float" office:value="47.2571931350001" calcext:value-type="float">
            <text:p>47.257193135000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Eisschnelllaufring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Eislaufplatz</text:p>
          </table:table-cell>
          <table:table-cell office:value-type="string" calcext:value-type="string">
            <text:p>Eissport</text:p>
          </table:table-cell>
          <table:table-cell office:value-type="float" office:value="11.4098641620001" calcext:value-type="float">
            <text:p>11.4098641620001</text:p>
          </table:table-cell>
          <table:table-cell office:value-type="float" office:value="47.2570901390001" calcext:value-type="float">
            <text:p>47.257090139000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3594365970001" calcext:value-type="float">
            <text:p>11.3594365970001</text:p>
          </table:table-cell>
          <table:table-cell office:value-type="float" office:value="47.25752228" calcext:value-type="float">
            <text:p>47.2575222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3583148110001" calcext:value-type="float">
            <text:p>11.3583148110001</text:p>
          </table:table-cell>
          <table:table-cell office:value-type="float" office:value="47.256967989" calcext:value-type="float">
            <text:p>47.25696798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589804980001" calcext:value-type="float">
            <text:p>11.3589804980001</text:p>
          </table:table-cell>
          <table:table-cell office:value-type="float" office:value="47.256950546" calcext:value-type="float">
            <text:p>47.25695054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Spielplatz Mitterweg Ost</text:p>
          </table:table-cell>
          <table:table-cell office:value-type="string" calcext:value-type="string">
            <text:p>Mitterweg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708310650001" calcext:value-type="float">
            <text:p>11.3708310650001</text:p>
          </table:table-cell>
          <table:table-cell office:value-type="float" office:value="47.257117527" calcext:value-type="float">
            <text:p>47.25711752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3557104330001" calcext:value-type="float">
            <text:p>11.3557104330001</text:p>
          </table:table-cell>
          <table:table-cell office:value-type="float" office:value="47.2571850800001" calcext:value-type="float">
            <text:p>47.257185080000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57504208" calcext:value-type="float">
            <text:p>11.357504208</text:p>
          </table:table-cell>
          <table:table-cell office:value-type="float" office:value="47.2566587920001" calcext:value-type="float">
            <text:p>47.256658792000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359760529" calcext:value-type="float">
            <text:p>11.359760529</text:p>
          </table:table-cell>
          <table:table-cell office:value-type="float" office:value="47.2567811110001" calcext:value-type="float">
            <text:p>47.256781111000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Tivoli Stadion</text:p>
          </table:table-cell>
          <table:table-cell office:value-type="string" calcext:value-type="string">
            <text:p>Stadionstraße 1-1b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1176696" calcext:value-type="float">
            <text:p>11.411176696</text:p>
          </table:table-cell>
          <table:table-cell office:value-type="float" office:value="47.256008552" calcext:value-type="float">
            <text:p>47.25600855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chießstandhalle</text:p>
          </table:table-cell>
          <table:table-cell office:value-type="string" calcext:value-type="string">
            <text:p>Sonstiges</text:p>
          </table:table-cell>
          <table:table-cell office:value-type="float" office:value="11.354911966" calcext:value-type="float">
            <text:p>11.354911966</text:p>
          </table:table-cell>
          <table:table-cell office:value-type="float" office:value="47.256959119" calcext:value-type="float">
            <text:p>47.25695911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54367091" calcext:value-type="float">
            <text:p>11.354367091</text:p>
          </table:table-cell>
          <table:table-cell office:value-type="float" office:value="47.256621195" calcext:value-type="float">
            <text:p>47.25662119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Kletterzentrum Tivoli</text:p>
          </table:table-cell>
          <table:table-cell office:value-type="string" calcext:value-type="string">
            <text:p>Stadionstraße 1</text:p>
          </table:table-cell>
          <table:table-cell office:value-type="string" calcext:value-type="string">
            <text:p>Kletterhalle</text:p>
          </table:table-cell>
          <table:table-cell office:value-type="string" calcext:value-type="string">
            <text:p>Fitness/Klettern</text:p>
          </table:table-cell>
          <table:table-cell office:value-type="float" office:value="11.412083045" calcext:value-type="float">
            <text:p>11.412083045</text:p>
          </table:table-cell>
          <table:table-cell office:value-type="float" office:value="47.256349593" calcext:value-type="float">
            <text:p>47.25634959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585593" calcext:value-type="float">
            <text:p>11.356585593</text:p>
          </table:table-cell>
          <table:table-cell office:value-type="float" office:value="47.25692336" calcext:value-type="float">
            <text:p>47.2569233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6666200001" calcext:value-type="float">
            <text:p>11.3566666200001</text:p>
          </table:table-cell>
          <table:table-cell office:value-type="float" office:value="47.256829505" calcext:value-type="float">
            <text:p>47.25682950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6830240001" calcext:value-type="float">
            <text:p>11.3566830240001</text:p>
          </table:table-cell>
          <table:table-cell office:value-type="float" office:value="47.256707476" calcext:value-type="float">
            <text:p>47.25670747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5233981" calcext:value-type="float">
            <text:p>11.355233981</text:p>
          </table:table-cell>
          <table:table-cell office:value-type="float" office:value="47.2565678240001" calcext:value-type="float">
            <text:p>47.256567824000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Tivoli Fußballplatz W2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09820536" calcext:value-type="float">
            <text:p>11.409820536</text:p>
          </table:table-cell>
          <table:table-cell office:value-type="float" office:value="47.255827261" calcext:value-type="float">
            <text:p>47.25582726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256493" calcext:value-type="float">
            <text:p>11.356256493</text:p>
          </table:table-cell>
          <table:table-cell office:value-type="float" office:value="47.2566260350001" calcext:value-type="float">
            <text:p>47.256626035000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57738980001" calcext:value-type="float">
            <text:p>11.3557738980001</text:p>
          </table:table-cell>
          <table:table-cell office:value-type="float" office:value="47.2566738620001" calcext:value-type="float">
            <text:p>47.256673862000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Tennisanlage ÖBB</text:p>
          </table:table-cell>
          <table:table-cell office:value-type="string" calcext:value-type="string">
            <text:p>Hauptfrachtenbahnhof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035691340001" calcext:value-type="float">
            <text:p>11.4035691340001</text:p>
          </table:table-cell>
          <table:table-cell office:value-type="float" office:value="47.2560023880001" calcext:value-type="float">
            <text:p>47.256002388000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Kletterhalle</text:p>
          </table:table-cell>
          <table:table-cell office:value-type="string" calcext:value-type="string">
            <text:p>Fitness/Klettern</text:p>
          </table:table-cell>
          <table:table-cell office:value-type="float" office:value="11.355827678" calcext:value-type="float">
            <text:p>11.355827678</text:p>
          </table:table-cell>
          <table:table-cell office:value-type="float" office:value="47.25652252" calcext:value-type="float">
            <text:p>47.2565225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625174" calcext:value-type="float">
            <text:p>11.356625174</text:p>
          </table:table-cell>
          <table:table-cell office:value-type="float" office:value="47.256272579" calcext:value-type="float">
            <text:p>47.25627257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2479709" calcext:value-type="float">
            <text:p>11.352479709</text:p>
          </table:table-cell>
          <table:table-cell office:value-type="float" office:value="47.2562451320001" calcext:value-type="float">
            <text:p>47.256245132000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351961628" calcext:value-type="float">
            <text:p>11.351961628</text:p>
          </table:table-cell>
          <table:table-cell office:value-type="float" office:value="47.2563283910001" calcext:value-type="float">
            <text:p>47.256328391000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59880880001" calcext:value-type="float">
            <text:p>11.3559880880001</text:p>
          </table:table-cell>
          <table:table-cell office:value-type="float" office:value="47.256175818" calcext:value-type="float">
            <text:p>47.25617581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53985350001" calcext:value-type="float">
            <text:p>11.3553985350001</text:p>
          </table:table-cell>
          <table:table-cell office:value-type="float" office:value="47.2561440650001" calcext:value-type="float">
            <text:p>47.256144065000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35144559" calcext:value-type="float">
            <text:p>11.35144559</text:p>
          </table:table-cell>
          <table:table-cell office:value-type="float" office:value="47.2562476700001" calcext:value-type="float">
            <text:p>47.256247670000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Tennisanlage ÖBB</text:p>
          </table:table-cell>
          <table:table-cell office:value-type="string" calcext:value-type="string">
            <text:p>Hauptfrachtenbahnhof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0366197" calcext:value-type="float">
            <text:p>11.40366197</text:p>
          </table:table-cell>
          <table:table-cell office:value-type="float" office:value="47.2556711820001" calcext:value-type="float">
            <text:p>47.255671182000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3512860340001" calcext:value-type="float">
            <text:p>11.3512860340001</text:p>
          </table:table-cell>
          <table:table-cell office:value-type="float" office:value="47.2562310020001" calcext:value-type="float">
            <text:p>47.256231002000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Fitnessparkour Amras</text:p>
          </table:table-cell>
          <table:table-cell office:value-type="string" calcext:value-type="string">
            <text:p>Tummelplatzweg</text:p>
          </table:table-cell>
          <table:table-cell office:value-type="string" calcext:value-type="string">
            <text:p>Fitnessparkour</text:p>
          </table:table-cell>
          <table:table-cell office:value-type="string" calcext:value-type="string">
            <text:p>Fitness/Klettern</text:p>
          </table:table-cell>
          <table:table-cell office:value-type="float" office:value="11.427065414" calcext:value-type="float">
            <text:p>11.427065414</text:p>
          </table:table-cell>
          <table:table-cell office:value-type="float" office:value="47.254496567" calcext:value-type="float">
            <text:p>47.25449656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351126403" calcext:value-type="float">
            <text:p>11.351126403</text:p>
          </table:table-cell>
          <table:table-cell office:value-type="float" office:value="47.256214324" calcext:value-type="float">
            <text:p>47.25621432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18872650001" calcext:value-type="float">
            <text:p>11.3518872650001</text:p>
          </table:table-cell>
          <table:table-cell office:value-type="float" office:value="47.2561131890001" calcext:value-type="float">
            <text:p>47.25611318900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Kletterhalle</text:p>
          </table:table-cell>
          <table:table-cell office:value-type="string" calcext:value-type="string">
            <text:p>Fitness/Klettern</text:p>
          </table:table-cell>
          <table:table-cell office:value-type="float" office:value="11.3517687140001" calcext:value-type="float">
            <text:p>11.3517687140001</text:p>
          </table:table-cell>
          <table:table-cell office:value-type="float" office:value="47.2560202340001" calcext:value-type="float">
            <text:p>47.256020234000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Sportanlage Pulverturm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7031606" calcext:value-type="float">
            <text:p>11.357031606</text:p>
          </table:table-cell>
          <table:table-cell office:value-type="float" office:value="47.2559399570001" calcext:value-type="float">
            <text:p>47.255939957000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Sportanlage Pulverturm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650614" calcext:value-type="float">
            <text:p>11.35650614</text:p>
          </table:table-cell>
          <table:table-cell office:value-type="float" office:value="47.2559080830001" calcext:value-type="float">
            <text:p>47.255908083000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Sportanlage Pulverturm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3558985610001" calcext:value-type="float">
            <text:p>11.3558985610001</text:p>
          </table:table-cell>
          <table:table-cell office:value-type="float" office:value="47.255797246" calcext:value-type="float">
            <text:p>47.25579724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Tivoli Beachvolleyballplatz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100244800001" calcext:value-type="float">
            <text:p>11.4100244800001</text:p>
          </table:table-cell>
          <table:table-cell office:value-type="float" office:value="47.2552091220001" calcext:value-type="float">
            <text:p>47.255209122000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Sportanlage Pulverturm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356955113" calcext:value-type="float">
            <text:p>11.356955113</text:p>
          </table:table-cell>
          <table:table-cell office:value-type="float" office:value="47.255749726" calcext:value-type="float">
            <text:p>47.25574972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Sportanlage Pulverturm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356632346" calcext:value-type="float">
            <text:p>11.356632346</text:p>
          </table:table-cell>
          <table:table-cell office:value-type="float" office:value="47.2557299700001" calcext:value-type="float">
            <text:p>47.255729970000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Sportplatz Stift Wilten</text:p>
          </table:table-cell>
          <table:table-cell office:value-type="string" calcext:value-type="string">
            <text:p>Klostergass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0230466" calcext:value-type="float">
            <text:p>11.400230466</text:p>
          </table:table-cell>
          <table:table-cell office:value-type="float" office:value="47.2540783410001" calcext:value-type="float">
            <text:p>47.254078341000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Sportanlage PHT</text:p>
          </table:table-cell>
          <table:table-cell office:value-type="string" calcext:value-type="string">
            <text:p>Pastorstraße 7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3960008290001" calcext:value-type="float">
            <text:p>11.3960008290001</text:p>
          </table:table-cell>
          <table:table-cell office:value-type="float" office:value="47.252722271" calcext:value-type="float">
            <text:p>47.25272227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Sportanlage PHT</text:p>
          </table:table-cell>
          <table:table-cell office:value-type="string" calcext:value-type="string">
            <text:p>Pastorstraße 7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56818950001" calcext:value-type="float">
            <text:p>11.3956818950001</text:p>
          </table:table-cell>
          <table:table-cell office:value-type="float" office:value="47.252728791" calcext:value-type="float">
            <text:p>47.25272879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Sportanlage PHT</text:p>
          </table:table-cell>
          <table:table-cell office:value-type="string" calcext:value-type="string">
            <text:p>Pastorstraße 7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5462111" calcext:value-type="float">
            <text:p>11.395462111</text:p>
          </table:table-cell>
          <table:table-cell office:value-type="float" office:value="47.2524247790001" calcext:value-type="float">
            <text:p>47.252424779000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Sportanlage Sieglanger</text:p>
          </table:table-cell>
          <table:table-cell office:value-type="string" calcext:value-type="string">
            <text:p>Josef-Franz-Huter-Straße 72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55481733" calcext:value-type="float">
            <text:p>11.355481733</text:p>
          </table:table-cell>
          <table:table-cell office:value-type="float" office:value="47.2524776610001" calcext:value-type="float">
            <text:p>47.252477661000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Sportanlage Sieglanger</text:p>
          </table:table-cell>
          <table:table-cell office:value-type="string" calcext:value-type="string">
            <text:p>Josef-Franz-Huter-Straße 72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6587484" calcext:value-type="float">
            <text:p>11.356587484</text:p>
          </table:table-cell>
          <table:table-cell office:value-type="float" office:value="47.2525056090001" calcext:value-type="float">
            <text:p>47.252505609000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Sporthalle VS Sieglanger</text:p>
          </table:table-cell>
          <table:table-cell office:value-type="string" calcext:value-type="string">
            <text:p>Weingartnerstraße 26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66491264" calcext:value-type="float">
            <text:p>11.366491264</text:p>
          </table:table-cell>
          <table:table-cell office:value-type="float" office:value="47.2523301430001" calcext:value-type="float">
            <text:p>47.252330143000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Sprungschanze Bergisel</text:p>
          </table:table-cell>
          <table:table-cell office:value-type="string" calcext:value-type="string">
            <text:p>Bergisel</text:p>
          </table:table-cell>
          <table:table-cell office:value-type="string" calcext:value-type="string">
            <text:p>Sprungschanze</text:p>
          </table:table-cell>
          <table:table-cell office:value-type="string" calcext:value-type="string">
            <text:p>Wintersport</text:p>
          </table:table-cell>
          <table:table-cell office:value-type="float" office:value="11.3995447400001" calcext:value-type="float">
            <text:p>11.3995447400001</text:p>
          </table:table-cell>
          <table:table-cell office:value-type="float" office:value="47.2486489830001" calcext:value-type="float">
            <text:p>47.248648983000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Tennisplätze Ziegelstadl</text:p>
          </table:table-cell>
          <table:table-cell office:value-type="string" calcext:value-type="string">
            <text:p>Völser Straße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5921102" calcext:value-type="float">
            <text:p>11.355921102</text:p>
          </table:table-cell>
          <table:table-cell office:value-type="float" office:value="47.2488176150001" calcext:value-type="float">
            <text:p>47.248817615000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Tennisplätze Ziegelstadl</text:p>
          </table:table-cell>
          <table:table-cell office:value-type="string" calcext:value-type="string">
            <text:p>Völser Straße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5455948" calcext:value-type="float">
            <text:p>11.355455948</text:p>
          </table:table-cell>
          <table:table-cell office:value-type="float" office:value="47.2487268940001" calcext:value-type="float">
            <text:p>47.248726894000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Spielplatz Grillhof</text:p>
          </table:table-cell>
          <table:table-cell office:value-type="string" calcext:value-type="string">
            <text:p>Grillhofweg 100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7306949" calcext:value-type="float">
            <text:p>11.407306949</text:p>
          </table:table-cell>
          <table:table-cell office:value-type="float" office:value="47.2406017280001" calcext:value-type="float">
            <text:p>47.240601728000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Sporthalle VS Igls-Vill</text:p>
          </table:table-cell>
          <table:table-cell office:value-type="string" calcext:value-type="string">
            <text:p>Habichtstraße 9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06886495" calcext:value-type="float">
            <text:p>11.406886495</text:p>
          </table:table-cell>
          <table:table-cell office:value-type="float" office:value="47.2321711980001" calcext:value-type="float">
            <text:p>47.232171198000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Schießstand Igls</text:p>
          </table:table-cell>
          <table:table-cell office:value-type="string" calcext:value-type="string">
            <text:p>Igler Straße 58a</text:p>
          </table:table-cell>
          <table:table-cell office:value-type="string" calcext:value-type="string">
            <text:p>Schießstandhalle</text:p>
          </table:table-cell>
          <table:table-cell office:value-type="string" calcext:value-type="string">
            <text:p>Sonstiges</text:p>
          </table:table-cell>
          <table:table-cell office:value-type="float" office:value="11.406429525" calcext:value-type="float">
            <text:p>11.406429525</text:p>
          </table:table-cell>
          <table:table-cell office:value-type="float" office:value="47.230028599" calcext:value-type="float">
            <text:p>47.23002859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Skigebiet Patscherkofel</text:p>
          </table:table-cell>
          <table:table-cell office:value-type="string" calcext:value-type="string">
            <text:p>Bilgeristraße 24</text:p>
          </table:table-cell>
          <table:table-cell office:value-type="string" calcext:value-type="string">
            <text:p>Skigebiet</text:p>
          </table:table-cell>
          <table:table-cell office:value-type="string" calcext:value-type="string">
            <text:p>Wintersport</text:p>
          </table:table-cell>
          <table:table-cell office:value-type="float" office:value="11.4133924810001" calcext:value-type="float">
            <text:p>11.4133924810001</text:p>
          </table:table-cell>
          <table:table-cell office:value-type="float" office:value="47.228932222" calcext:value-type="float">
            <text:p>47.22893222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Eislaufplatz / Beachvolleyballplatz Igls</text:p>
          </table:table-cell>
          <table:table-cell office:value-type="string" calcext:value-type="string">
            <text:p>nahe Bilgeristraße 24</text:p>
          </table:table-cell>
          <table:table-cell office:value-type="string" calcext:value-type="string">
            <text:p>Eislauf-/Beachvolleyballpl.</text:p>
          </table:table-cell>
          <table:table-cell office:value-type="string" calcext:value-type="string">
            <text:p>Funsport</text:p>
          </table:table-cell>
          <table:table-cell office:value-type="float" office:value="11.4138839840001" calcext:value-type="float">
            <text:p>11.4138839840001</text:p>
          </table:table-cell>
          <table:table-cell office:value-type="float" office:value="47.2291201100001" calcext:value-type="float">
            <text:p>47.229120110000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Skigebiet Patscherkofel</text:p>
          </table:table-cell>
          <table:table-cell office:value-type="string" calcext:value-type="string">
            <text:p>Bilgeristraße 24</text:p>
          </table:table-cell>
          <table:table-cell office:value-type="string" calcext:value-type="string">
            <text:p>Skigebiet</text:p>
          </table:table-cell>
          <table:table-cell office:value-type="string" calcext:value-type="string">
            <text:p>Wintersport</text:p>
          </table:table-cell>
          <table:table-cell office:value-type="float" office:value="11.418588717" calcext:value-type="float">
            <text:p>11.418588717</text:p>
          </table:table-cell>
          <table:table-cell office:value-type="float" office:value="47.227242302" calcext:value-type="float">
            <text:p>47.22724230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Reitarena Innsbruck-Igls</text:p>
          </table:table-cell>
          <table:table-cell office:value-type="string" calcext:value-type="string">
            <text:p>Römerstraße 50</text:p>
          </table:table-cell>
          <table:table-cell office:value-type="string" calcext:value-type="string">
            <text:p>Reitanlage</text:p>
          </table:table-cell>
          <table:table-cell office:value-type="string" calcext:value-type="string">
            <text:p>Sonstiges</text:p>
          </table:table-cell>
          <table:table-cell office:value-type="float" office:value="11.426643766" calcext:value-type="float">
            <text:p>11.426643766</text:p>
          </table:table-cell>
          <table:table-cell office:value-type="float" office:value="47.2274855580001" calcext:value-type="float">
            <text:p>47.227485558000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3692780001" calcext:value-type="float">
            <text:p>11.4103692780001</text:p>
          </table:table-cell>
          <table:table-cell office:value-type="float" office:value="47.226857425" calcext:value-type="float">
            <text:p>47.22685742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5376630001" calcext:value-type="float">
            <text:p>11.4105376630001</text:p>
          </table:table-cell>
          <table:table-cell office:value-type="float" office:value="47.2267629990001" calcext:value-type="float">
            <text:p>47.226762999000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7055850001" calcext:value-type="float">
            <text:p>11.4107055850001</text:p>
          </table:table-cell>
          <table:table-cell office:value-type="float" office:value="47.226668198" calcext:value-type="float">
            <text:p>47.22666819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Reitarena Innsbruck-Igls</text:p>
          </table:table-cell>
          <table:table-cell office:value-type="string" calcext:value-type="string">
            <text:p>Römerstraße 50</text:p>
          </table:table-cell>
          <table:table-cell office:value-type="string" calcext:value-type="string">
            <text:p>Reithalle</text:p>
          </table:table-cell>
          <table:table-cell office:value-type="string" calcext:value-type="string">
            <text:p>Sonstiges</text:p>
          </table:table-cell>
          <table:table-cell office:value-type="float" office:value="11.428805106" calcext:value-type="float">
            <text:p>11.428805106</text:p>
          </table:table-cell>
          <table:table-cell office:value-type="float" office:value="47.226432899" calcext:value-type="float">
            <text:p>47.22643289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1386900001" calcext:value-type="float">
            <text:p>11.4101386900001</text:p>
          </table:table-cell>
          <table:table-cell office:value-type="float" office:value="47.2265862880001" calcext:value-type="float">
            <text:p>47.226586288000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099636240001" calcext:value-type="float">
            <text:p>11.4099636240001</text:p>
          </table:table-cell>
          <table:table-cell office:value-type="float" office:value="47.226443653" calcext:value-type="float">
            <text:p>47.22644365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09821847" calcext:value-type="float">
            <text:p>11.409821847</text:p>
          </table:table-cell>
          <table:table-cell office:value-type="float" office:value="47.226325209" calcext:value-type="float">
            <text:p>47.226325209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10377327" calcext:value-type="float">
            <text:p>11.410377327</text:p>
          </table:table-cell>
          <table:table-cell office:value-type="float" office:value="47.2259162550001" calcext:value-type="float">
            <text:p>47.225916255000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Squashhalle</text:p>
          </table:table-cell>
          <table:table-cell office:value-type="string" calcext:value-type="string">
            <text:p>Tennis/Squash</text:p>
          </table:table-cell>
          <table:table-cell office:value-type="float" office:value="11.4107727960001" calcext:value-type="float">
            <text:p>11.4107727960001</text:p>
          </table:table-cell>
          <table:table-cell office:value-type="float" office:value="47.2260015690001" calcext:value-type="float">
            <text:p>47.226001569000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Fußballplatz Igls</text:p>
          </table:table-cell>
          <table:table-cell office:value-type="string" calcext:value-type="string">
            <text:p>Heiligwasserweg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209044780001" calcext:value-type="float">
            <text:p>11.4209044780001</text:p>
          </table:table-cell>
          <table:table-cell office:value-type="float" office:value="47.2253963810001" calcext:value-type="float">
            <text:p>47.225396381000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0134190001" calcext:value-type="float">
            <text:p>11.4100134190001</text:p>
          </table:table-cell>
          <table:table-cell office:value-type="float" office:value="47.225772147" calcext:value-type="float">
            <text:p>47.22577214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Skigebiet Patscherkofel</text:p>
          </table:table-cell>
          <table:table-cell office:value-type="string" calcext:value-type="string">
            <text:p>Bilgeristraße 24</text:p>
          </table:table-cell>
          <table:table-cell office:value-type="string" calcext:value-type="string">
            <text:p>Skigebiet</text:p>
          </table:table-cell>
          <table:table-cell office:value-type="string" calcext:value-type="string">
            <text:p>Wintersport</text:p>
          </table:table-cell>
          <table:table-cell office:value-type="float" office:value="11.423451893" calcext:value-type="float">
            <text:p>11.423451893</text:p>
          </table:table-cell>
          <table:table-cell office:value-type="float" office:value="47.2237866410001" calcext:value-type="float">
            <text:p>47.223786641000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Olympia Bob- und Rodelbahn</text:p>
          </table:table-cell>
          <table:table-cell office:value-type="string" calcext:value-type="string">
            <text:p>Römerstraße</text:p>
          </table:table-cell>
          <table:table-cell office:value-type="string" calcext:value-type="string">
            <text:p>Bobbahn</text:p>
          </table:table-cell>
          <table:table-cell office:value-type="string" calcext:value-type="string">
            <text:p>Wintersport</text:p>
          </table:table-cell>
          <table:table-cell office:value-type="float" office:value="11.434736507" calcext:value-type="float">
            <text:p>11.434736507</text:p>
          </table:table-cell>
          <table:table-cell office:value-type="float" office:value="47.221038838" calcext:value-type="float">
            <text:p>47.22103883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Skigebiet Patscherkofel</text:p>
          </table:table-cell>
          <table:table-cell office:value-type="string" calcext:value-type="string">
            <text:p>Bilgeristraße 24</text:p>
          </table:table-cell>
          <table:table-cell office:value-type="string" calcext:value-type="string">
            <text:p>Skigebiet</text:p>
          </table:table-cell>
          <table:table-cell office:value-type="string" calcext:value-type="string">
            <text:p>Wintersport</text:p>
          </table:table-cell>
          <table:table-cell office:value-type="float" office:value="11.433263912" calcext:value-type="float">
            <text:p>11.433263912</text:p>
          </table:table-cell>
          <table:table-cell office:value-type="float" office:value="47.212455332" calcext:value-type="float">
            <text:p>47.21245533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Klettergarten Ahrntal</text:p>
          </table:table-cell>
          <table:table-cell office:value-type="string" calcext:value-type="string">
            <text:p>Vill - Mülldeponie Ahrntal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398955076" calcext:value-type="float">
            <text:p>11.398955076</text:p>
          </table:table-cell>
          <table:table-cell office:value-type="float" office:value="47.217322541" calcext:value-type="float">
            <text:p>47.21732254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Klettergarten Ahrntal</text:p>
          </table:table-cell>
          <table:table-cell office:value-type="string" calcext:value-type="string">
            <text:p>Vill - Mülldeponie Ahrntal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3971812950001" calcext:value-type="float">
            <text:p>11.3971812950001</text:p>
          </table:table-cell>
          <table:table-cell office:value-type="float" office:value="47.2171353510001" calcext:value-type="float">
            <text:p>47.217135351000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Klettergarten Goldbichl (ÖAV)</text:p>
          </table:table-cell>
          <table:table-cell office:value-type="string" calcext:value-type="string">
            <text:p>Römerstraße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41939489" calcext:value-type="float">
            <text:p>11.41939489</text:p>
          </table:table-cell>
          <table:table-cell office:value-type="float" office:value="47.21556058" calcext:value-type="float">
            <text:p>47.2155605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4076564960001" calcext:value-type="float">
            <text:p>11.4076564960001</text:p>
          </table:table-cell>
          <table:table-cell office:value-type="float" office:value="47.2595450310001" calcext:value-type="float">
            <text:p>47.259545031000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7849346" calcext:value-type="float">
            <text:p>11.407849346</text:p>
          </table:table-cell>
          <table:table-cell office:value-type="float" office:value="47.2590378310001" calcext:value-type="float">
            <text:p>47.259037831000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408281572" calcext:value-type="float">
            <text:p>11.408281572</text:p>
          </table:table-cell>
          <table:table-cell office:value-type="float" office:value="47.2589791560001" calcext:value-type="float">
            <text:p>47.258979156000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Hypoxi Studio Innsbruck</text:p>
          </table:table-cell>
          <table:table-cell office:value-type="string" calcext:value-type="string">
            <text:p>Viaduktbogen 53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4042996430001" calcext:value-type="float">
            <text:p>11.4042996430001</text:p>
          </table:table-cell>
          <table:table-cell office:value-type="float" office:value="47.2709247820001" calcext:value-type="float">
            <text:p>47.270924782000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Fitnesscenter Lhotka</text:p>
          </table:table-cell>
          <table:table-cell office:value-type="string" calcext:value-type="string">
            <text:p>Innrain 11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91384843" calcext:value-type="float">
            <text:p>11.391384843</text:p>
          </table:table-cell>
          <table:table-cell office:value-type="float" office:value="47.2666320380001" calcext:value-type="float">
            <text:p>47.266632038000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Fitnesscenter Kleewein</text:p>
          </table:table-cell>
          <table:table-cell office:value-type="string" calcext:value-type="string">
            <text:p>Grabenweg 67b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4386396250001" calcext:value-type="float">
            <text:p>11.4386396250001</text:p>
          </table:table-cell>
          <table:table-cell office:value-type="float" office:value="47.2652503050001" calcext:value-type="float">
            <text:p>47.265250305000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Body-Mind</text:p>
          </table:table-cell>
          <table:table-cell office:value-type="string" calcext:value-type="string">
            <text:p>Andreas-Hofer-Straße 11-13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917841040001" calcext:value-type="float">
            <text:p>11.3917841040001</text:p>
          </table:table-cell>
          <table:table-cell office:value-type="float" office:value="47.260964216" calcext:value-type="float">
            <text:p>47.26096421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Body-Mind</text:p>
          </table:table-cell>
          <table:table-cell office:value-type="string" calcext:value-type="string">
            <text:p>Andreas-Hofer-Straße 11-13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91817814" calcext:value-type="float">
            <text:p>11.391817814</text:p>
          </table:table-cell>
          <table:table-cell office:value-type="float" office:value="47.2608040370001" calcext:value-type="float">
            <text:p>47.260804037000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Alfa Sports and SPA</text:p>
          </table:table-cell>
          <table:table-cell office:value-type="string" calcext:value-type="string">
            <text:p>Innrain 143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77456259" calcext:value-type="float">
            <text:p>11.377456259</text:p>
          </table:table-cell>
          <table:table-cell office:value-type="float" office:value="47.2561562330001" calcext:value-type="float">
            <text:p>47.256156233000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Baggersee Minigolf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Minigolfanlage</text:p>
          </table:table-cell>
          <table:table-cell office:value-type="string" calcext:value-type="string">
            <text:p>Golf/Minigolf</text:p>
          </table:table-cell>
          <table:table-cell office:value-type="float" office:value="11.447210222" calcext:value-type="float">
            <text:p>11.447210222</text:p>
          </table:table-cell>
          <table:table-cell office:value-type="float" office:value="47.267184135" calcext:value-type="float">
            <text:p>47.26718413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Baggersee Minigolf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4478703820001" calcext:value-type="float">
            <text:p>11.4478703820001</text:p>
          </table:table-cell>
          <table:table-cell office:value-type="float" office:value="47.26704848" calcext:value-type="float">
            <text:p>47.26704848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Baggersee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467182600001" calcext:value-type="float">
            <text:p>11.4467182600001</text:p>
          </table:table-cell>
          <table:table-cell office:value-type="float" office:value="47.266905228" calcext:value-type="float">
            <text:p>47.26690522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Baggersee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470884150001" calcext:value-type="float">
            <text:p>11.4470884150001</text:p>
          </table:table-cell>
          <table:table-cell office:value-type="float" office:value="47.2669243230001" calcext:value-type="float">
            <text:p>47.266924323000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Baggersee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468802590001" calcext:value-type="float">
            <text:p>11.4468802590001</text:p>
          </table:table-cell>
          <table:table-cell office:value-type="float" office:value="47.265771005" calcext:value-type="float">
            <text:p>47.26577100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Eislaufplatz O-Dorf</text:p>
          </table:table-cell>
          <table:table-cell office:value-type="string" calcext:value-type="string">
            <text:p>Kajetan-Sweth-Straße 14</text:p>
          </table:table-cell>
          <table:table-cell office:value-type="string" calcext:value-type="string">
            <text:p>Eislaufplatz</text:p>
          </table:table-cell>
          <table:table-cell office:value-type="string" calcext:value-type="string">
            <text:p>Eissport</text:p>
          </table:table-cell>
          <table:table-cell office:value-type="float" office:value="11.442086493" calcext:value-type="float">
            <text:p>11.442086493</text:p>
          </table:table-cell>
          <table:table-cell office:value-type="float" office:value="47.2705956830001" calcext:value-type="float">
            <text:p>47.270595683000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Sportanlage Ursulinengymnasium</text:p>
          </table:table-cell>
          <table:table-cell office:value-type="string" calcext:value-type="string">
            <text:p>Fürstenweg 86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3697323390001" calcext:value-type="float">
            <text:p>11.3697323390001</text:p>
          </table:table-cell>
          <table:table-cell office:value-type="float" office:value="47.2627116400001" calcext:value-type="float">
            <text:p>47.262711640000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Sportanlage Ursulinengymnasium</text:p>
          </table:table-cell>
          <table:table-cell office:value-type="string" calcext:value-type="string">
            <text:p>Fürstenweg 86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69895292" calcext:value-type="float">
            <text:p>11.369895292</text:p>
          </table:table-cell>
          <table:table-cell office:value-type="float" office:value="47.2624260310001" calcext:value-type="float">
            <text:p>47.262426031000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Sportanlage PHT</text:p>
          </table:table-cell>
          <table:table-cell office:value-type="string" calcext:value-type="string">
            <text:p>Pastorstraße 7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5080561" calcext:value-type="float">
            <text:p>11.395080561</text:p>
          </table:table-cell>
          <table:table-cell office:value-type="float" office:value="47.2530754650001" calcext:value-type="float">
            <text:p>47.253075465000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Kegelbahn</text:p>
          </table:table-cell>
          <table:table-cell office:value-type="string" calcext:value-type="string">
            <text:p>Sporthalle</text:p>
          </table:table-cell>
          <table:table-cell office:value-type="float" office:value="11.424419127" calcext:value-type="float">
            <text:p>11.424419127</text:p>
          </table:table-cell>
          <table:table-cell office:value-type="float" office:value="47.270643668" calcext:value-type="float">
            <text:p>47.27064366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Tennis- und Squashcenter</text:p>
          </table:table-cell>
          <table:table-cell office:value-type="string" calcext:value-type="string">
            <text:p>Stadlweg 40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30956929" calcext:value-type="float">
            <text:p>11.430956929</text:p>
          </table:table-cell>
          <table:table-cell office:value-type="float" office:value="47.2667518230001" calcext:value-type="float">
            <text:p>47.266751823000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Tennis- und Squashcenter</text:p>
          </table:table-cell>
          <table:table-cell office:value-type="string" calcext:value-type="string">
            <text:p>Stadlweg 40</text:p>
          </table:table-cell>
          <table:table-cell office:value-type="string" calcext:value-type="string">
            <text:p>Squashhalle</text:p>
          </table:table-cell>
          <table:table-cell office:value-type="string" calcext:value-type="string">
            <text:p>Tennis/Squash</text:p>
          </table:table-cell>
          <table:table-cell office:value-type="float" office:value="11.4312735240001" calcext:value-type="float">
            <text:p>11.4312735240001</text:p>
          </table:table-cell>
          <table:table-cell office:value-type="float" office:value="47.2667335080001" calcext:value-type="float">
            <text:p>47.266733508000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Tennis- und Squashcenter</text:p>
          </table:table-cell>
          <table:table-cell office:value-type="string" calcext:value-type="string">
            <text:p>Stadlweg 40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31597708" calcext:value-type="float">
            <text:p>11.431597708</text:p>
          </table:table-cell>
          <table:table-cell office:value-type="float" office:value="47.2667202160001" calcext:value-type="float">
            <text:p>47.266720216000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Landessportcenter Tirol</text:p>
          </table:table-cell>
          <table:table-cell office:value-type="string" calcext:value-type="string">
            <text:p>Olympiastraße 10a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131262" calcext:value-type="float">
            <text:p>11.41131262</text:p>
          </table:table-cell>
          <table:table-cell office:value-type="float" office:value="47.2571946460001" calcext:value-type="float">
            <text:p>47.257194646000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Landessportcenter Tirol</text:p>
          </table:table-cell>
          <table:table-cell office:value-type="string" calcext:value-type="string">
            <text:p>Olympiastraße 10a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15791250001" calcext:value-type="float">
            <text:p>11.4115791250001</text:p>
          </table:table-cell>
          <table:table-cell office:value-type="float" office:value="47.257183497" calcext:value-type="float">
            <text:p>47.257183497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ACT Fitness Studio Tivoli GmbH</text:p>
          </table:table-cell>
          <table:table-cell office:value-type="string" calcext:value-type="string">
            <text:p>Stadionstraße 1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412258996" calcext:value-type="float">
            <text:p>11.412258996</text:p>
          </table:table-cell>
          <table:table-cell office:value-type="float" office:value="47.255910166" calcext:value-type="float">
            <text:p>47.25591016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Inn-Lauf-Meilen</text:p>
          </table:table-cell>
          <table:table-cell office:value-type="string" calcext:value-type="string">
            <text:p>Karwendel Brücke bis New-Orleans-Brücke</text:p>
          </table:table-cell>
          <table:table-cell office:value-type="string" calcext:value-type="string">
            <text:p>Fitnessparkour</text:p>
          </table:table-cell>
          <table:table-cell office:value-type="string" calcext:value-type="string">
            <text:p>Fitness/Klettern</text:p>
          </table:table-cell>
          <table:table-cell office:value-type="float" office:value="11.4103346520001" calcext:value-type="float">
            <text:p>11.4103346520001</text:p>
          </table:table-cell>
          <table:table-cell office:value-type="float" office:value="47.2803596270001" calcext:value-type="float">
            <text:p>47.280359627000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Body and Soul</text:p>
          </table:table-cell>
          <table:table-cell office:value-type="string" calcext:value-type="string">
            <text:p>Mitterweg 16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76018038" calcext:value-type="float">
            <text:p>11.376018038</text:p>
          </table:table-cell>
          <table:table-cell office:value-type="float" office:value="47.2596985660001" calcext:value-type="float">
            <text:p>47.259698566000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Happy Fitness</text:p>
          </table:table-cell>
          <table:table-cell office:value-type="string" calcext:value-type="string">
            <text:p>Mitterweg 21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76139863" calcext:value-type="float">
            <text:p>11.376139863</text:p>
          </table:table-cell>
          <table:table-cell office:value-type="float" office:value="47.2581679940001" calcext:value-type="float">
            <text:p>47.258167994000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Sporthalle HTBLVA I Anichstraße</text:p>
          </table:table-cell>
          <table:table-cell office:value-type="string" calcext:value-type="string">
            <text:p>Anichstraße 26-2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8896968" calcext:value-type="float">
            <text:p>11.388896968</text:p>
          </table:table-cell>
          <table:table-cell office:value-type="float" office:value="47.2652165640001" calcext:value-type="float">
            <text:p>47.265216564000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Sporthalle HTBLVA I Anichstraße</text:p>
          </table:table-cell>
          <table:table-cell office:value-type="string" calcext:value-type="string">
            <text:p>Anichstraße 26-2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9280768" calcext:value-type="float">
            <text:p>11.389280768</text:p>
          </table:table-cell>
          <table:table-cell office:value-type="float" office:value="47.2650228030001" calcext:value-type="float">
            <text:p>47.265022803000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Sporthalle ITV - Innsbrucker Turnverein</text:p>
          </table:table-cell>
          <table:table-cell office:value-type="string" calcext:value-type="string">
            <text:p>Fallmerayerstraße 12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15110360001" calcext:value-type="float">
            <text:p>11.3915110360001</text:p>
          </table:table-cell>
          <table:table-cell office:value-type="float" office:value="47.2640695250001" calcext:value-type="float">
            <text:p>47.264069525000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Sporthalle ITV - Innsbrucker Turnverein</text:p>
          </table:table-cell>
          <table:table-cell office:value-type="string" calcext:value-type="string">
            <text:p>Fallmerayerstraße 12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12442970001" calcext:value-type="float">
            <text:p>11.3912442970001</text:p>
          </table:table-cell>
          <table:table-cell office:value-type="float" office:value="47.2640290250001" calcext:value-type="float">
            <text:p>47.264029025000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Sporthalle VS Hötting</text:p>
          </table:table-cell>
          <table:table-cell office:value-type="string" calcext:value-type="string">
            <text:p>Schulgasse 4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59314210001" calcext:value-type="float">
            <text:p>11.3859314210001</text:p>
          </table:table-cell>
          <table:table-cell office:value-type="float" office:value="47.272308536" calcext:value-type="float">
            <text:p>47.272308536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Sporthalle VS Hötting</text:p>
          </table:table-cell>
          <table:table-cell office:value-type="string" calcext:value-type="string">
            <text:p>Schulgasse 4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59551200001" calcext:value-type="float">
            <text:p>11.3859551200001</text:p>
          </table:table-cell>
          <table:table-cell office:value-type="float" office:value="47.2721071290001" calcext:value-type="float">
            <text:p>47.272107129000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Judozentrum Innsbruck</text:p>
          </table:table-cell>
          <table:table-cell office:value-type="string" calcext:value-type="string">
            <text:p>Franz-Fischer-Straße 7c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55461900001" calcext:value-type="float">
            <text:p>11.3955461900001</text:p>
          </table:table-cell>
          <table:table-cell office:value-type="float" office:value="47.2580118990001" calcext:value-type="float">
            <text:p>47.258011899000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Sporthalle Akademisches Gymnasium Innsbruck</text:p>
          </table:table-cell>
          <table:table-cell office:value-type="string" calcext:value-type="string">
            <text:p>Angerzellgasse 14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69648290001" calcext:value-type="float">
            <text:p>11.3969648290001</text:p>
          </table:table-cell>
          <table:table-cell office:value-type="float" office:value="47.2680481990001" calcext:value-type="float">
            <text:p>47.268048199000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Sporthalle BG/BRG Sillgasse</text:p>
          </table:table-cell>
          <table:table-cell office:value-type="string" calcext:value-type="string">
            <text:p>Sillgasse 10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9071604" calcext:value-type="float">
            <text:p>11.399071604</text:p>
          </table:table-cell>
          <table:table-cell office:value-type="float" office:value="47.2673387770001" calcext:value-type="float">
            <text:p>47.267338777000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City Squash and Fitness</text:p>
          </table:table-cell>
          <table:table-cell office:value-type="string" calcext:value-type="string">
            <text:p>Hunoldstraße 5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4061583180001" calcext:value-type="float">
            <text:p>11.4061583180001</text:p>
          </table:table-cell>
          <table:table-cell office:value-type="float" office:value="47.2634049850001" calcext:value-type="float">
            <text:p>47.263404985000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City Squash and Fitness</text:p>
          </table:table-cell>
          <table:table-cell office:value-type="string" calcext:value-type="string">
            <text:p>Hunoldstraße 5</text:p>
          </table:table-cell>
          <table:table-cell office:value-type="string" calcext:value-type="string">
            <text:p>Squashhalle</text:p>
          </table:table-cell>
          <table:table-cell office:value-type="string" calcext:value-type="string">
            <text:p>Tennis/Squash</text:p>
          </table:table-cell>
          <table:table-cell office:value-type="float" office:value="11.405975241" calcext:value-type="float">
            <text:p>11.405975241</text:p>
          </table:table-cell>
          <table:table-cell office:value-type="float" office:value="47.263274859" calcext:value-type="float">
            <text:p>47.26327485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Sporthalle BG/BRG Reithmannstraße</text:p>
          </table:table-cell>
          <table:table-cell office:value-type="string" calcext:value-type="string">
            <text:p>Reithmannstraße 1-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5523281" calcext:value-type="float">
            <text:p>11.415523281</text:p>
          </table:table-cell>
          <table:table-cell office:value-type="float" office:value="47.271303753" calcext:value-type="float">
            <text:p>47.271303753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Sporthalle BG/BRG Reithmannstraße</text:p>
          </table:table-cell>
          <table:table-cell office:value-type="string" calcext:value-type="string">
            <text:p>Reithmannstraße 1-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5847872" calcext:value-type="float">
            <text:p>11.415847872</text:p>
          </table:table-cell>
          <table:table-cell office:value-type="float" office:value="47.2709777650001" calcext:value-type="float">
            <text:p>47.270977765000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Body and Soul Women</text:p>
          </table:table-cell>
          <table:table-cell office:value-type="string" calcext:value-type="string">
            <text:p>Amraser-See-Straße 60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4306641910001" calcext:value-type="float">
            <text:p>11.4306641910001</text:p>
          </table:table-cell>
          <table:table-cell office:value-type="float" office:value="47.263464884" calcext:value-type="float">
            <text:p>47.26346488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Vereinsheim Arzl</text:p>
          </table:table-cell>
          <table:table-cell office:value-type="string" calcext:value-type="string">
            <text:p>Schusterbergweg 1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316947720001" calcext:value-type="float">
            <text:p>11.4316947720001</text:p>
          </table:table-cell>
          <table:table-cell office:value-type="float" office:value="47.281797463" calcext:value-type="float">
            <text:p>47.28179746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Sporthalle VS Pradl-Ost / Siegmairschule</text:p>
          </table:table-cell>
          <table:table-cell office:value-type="string" calcext:value-type="string">
            <text:p>Siegmairstraße 1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13361490001" calcext:value-type="float">
            <text:p>11.4213361490001</text:p>
          </table:table-cell>
          <table:table-cell office:value-type="float" office:value="47.264756" calcext:value-type="float">
            <text:p>47.26475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Sporthalle VS Pradl-Ost / Siegmairschule</text:p>
          </table:table-cell>
          <table:table-cell office:value-type="string" calcext:value-type="string">
            <text:p>Siegmairstraße 1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19029610001" calcext:value-type="float">
            <text:p>11.4219029610001</text:p>
          </table:table-cell>
          <table:table-cell office:value-type="float" office:value="47.2639065710001" calcext:value-type="float">
            <text:p>47.263906571000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69403800001" calcext:value-type="float">
            <text:p>11.4269403800001</text:p>
          </table:table-cell>
          <table:table-cell office:value-type="float" office:value="47.2736201450001" calcext:value-type="float">
            <text:p>47.273620145000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Sportanlage Hötting West</text:p>
          </table:table-cell>
          <table:table-cell office:value-type="string" calcext:value-type="string">
            <text:p>Franz-Baumann-Weg 8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3436060540001" calcext:value-type="float">
            <text:p>11.3436060540001</text:p>
          </table:table-cell>
          <table:table-cell office:value-type="float" office:value="47.2669613150001" calcext:value-type="float">
            <text:p>47.266961315000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Sportanlage Hötting West</text:p>
          </table:table-cell>
          <table:table-cell office:value-type="string" calcext:value-type="string">
            <text:p>Franz-Baumann-Weg 8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439349060001" calcext:value-type="float">
            <text:p>11.3439349060001</text:p>
          </table:table-cell>
          <table:table-cell office:value-type="float" office:value="47.2669642910001" calcext:value-type="float">
            <text:p>47.266964291000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Sportanlage Hötting West</text:p>
          </table:table-cell>
          <table:table-cell office:value-type="string" calcext:value-type="string">
            <text:p>Franz-Baumann-Weg 8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43170125" calcext:value-type="float">
            <text:p>11.343170125</text:p>
          </table:table-cell>
          <table:table-cell office:value-type="float" office:value="47.266849645" calcext:value-type="float">
            <text:p>47.26684964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Sportanlage Hötting West</text:p>
          </table:table-cell>
          <table:table-cell office:value-type="string" calcext:value-type="string">
            <text:p>Franz-Baumann-Weg 8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344185265" calcext:value-type="float">
            <text:p>11.344185265</text:p>
          </table:table-cell>
          <table:table-cell office:value-type="float" office:value="47.2664677010001" calcext:value-type="float">
            <text:p>47.266467701000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Sportanlage Hötting West</text:p>
          </table:table-cell>
          <table:table-cell office:value-type="string" calcext:value-type="string">
            <text:p>Franz-Baumann-Weg 8</text:p>
          </table:table-cell>
          <table:table-cell office:value-type="string" calcext:value-type="string">
            <text:p>Eislauf-/Beachvolleyballpl.</text:p>
          </table:table-cell>
          <table:table-cell office:value-type="string" calcext:value-type="string">
            <text:p>Funsport</text:p>
          </table:table-cell>
          <table:table-cell office:value-type="float" office:value="11.343895979" calcext:value-type="float">
            <text:p>11.343895979</text:p>
          </table:table-cell>
          <table:table-cell office:value-type="float" office:value="47.266431792" calcext:value-type="float">
            <text:p>47.26643179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8388814" calcext:value-type="float">
            <text:p>11.408388814</text:p>
          </table:table-cell>
          <table:table-cell office:value-type="float" office:value="47.2557239060001" calcext:value-type="float">
            <text:p>47.255723906000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408677918" calcext:value-type="float">
            <text:p>11.408677918</text:p>
          </table:table-cell>
          <table:table-cell office:value-type="float" office:value="47.2563019670001" calcext:value-type="float">
            <text:p>47.256301967000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Tivoli Fußballplatz W1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08922687" calcext:value-type="float">
            <text:p>11.408922687</text:p>
          </table:table-cell>
          <table:table-cell office:value-type="float" office:value="47.2557521350001" calcext:value-type="float">
            <text:p>47.255752135000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84111940001" calcext:value-type="float">
            <text:p>11.4084111940001</text:p>
          </table:table-cell>
          <table:table-cell office:value-type="float" office:value="47.2562419340001" calcext:value-type="float">
            <text:p>47.256241934000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87440660001" calcext:value-type="float">
            <text:p>11.4087440660001</text:p>
          </table:table-cell>
          <table:table-cell office:value-type="float" office:value="47.2551831330001" calcext:value-type="float">
            <text:p>47.255183133000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96069600001" calcext:value-type="float">
            <text:p>11.4096069600001</text:p>
          </table:table-cell>
          <table:table-cell office:value-type="float" office:value="47.2550888910001" calcext:value-type="float">
            <text:p>47.255088891000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8878288" calcext:value-type="float">
            <text:p>11.408878288</text:p>
          </table:table-cell>
          <table:table-cell office:value-type="float" office:value="47.2551338000001" calcext:value-type="float">
            <text:p>47.255133800000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Spielplatz Tivoli</text:p>
          </table:table-cell>
          <table:table-cell office:value-type="string" calcext:value-type="string">
            <text:p>Olympia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80301110001" calcext:value-type="float">
            <text:p>11.4080301110001</text:p>
          </table:table-cell>
          <table:table-cell office:value-type="float" office:value="47.258603647" calcext:value-type="float">
            <text:p>47.25860364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Spielplatz Tivoli</text:p>
          </table:table-cell>
          <table:table-cell office:value-type="string" calcext:value-type="string">
            <text:p>Olympiastraße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407496544" calcext:value-type="float">
            <text:p>11.407496544</text:p>
          </table:table-cell>
          <table:table-cell office:value-type="float" office:value="47.2585705810001" calcext:value-type="float">
            <text:p>47.258570581000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Spielplatz Tivoli</text:p>
          </table:table-cell>
          <table:table-cell office:value-type="string" calcext:value-type="string">
            <text:p>Olympia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75123600001" calcext:value-type="float">
            <text:p>11.4075123600001</text:p>
          </table:table-cell>
          <table:table-cell office:value-type="float" office:value="47.258430897" calcext:value-type="float">
            <text:p>47.258430897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Freibad Gruberhof</text:p>
          </table:table-cell>
          <table:table-cell office:value-type="string" calcext:value-type="string">
            <text:p>Heiligwasserweg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15301539" calcext:value-type="float">
            <text:p>11.415301539</text:p>
          </table:table-cell>
          <table:table-cell office:value-type="float" office:value="47.228429304" calcext:value-type="float">
            <text:p>47.228429304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Olympia Golf</text:p>
          </table:table-cell>
          <table:table-cell office:value-type="string" calcext:value-type="string">
            <text:p>Badhausstraße</text:p>
          </table:table-cell>
          <table:table-cell office:value-type="string" calcext:value-type="string">
            <text:p>Golfplatz</text:p>
          </table:table-cell>
          <table:table-cell office:value-type="string" calcext:value-type="string">
            <text:p>Golf/Minigolf</text:p>
          </table:table-cell>
          <table:table-cell office:value-type="float" office:value="11.4241251620001" calcext:value-type="float">
            <text:p>11.4241251620001</text:p>
          </table:table-cell>
          <table:table-cell office:value-type="float" office:value="47.224460827" calcext:value-type="float">
            <text:p>47.224460827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Billard-Sport-Arena</text:p>
          </table:table-cell>
          <table:table-cell office:value-type="string" calcext:value-type="string">
            <text:p>Bachlechnerstraße 46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375669881" calcext:value-type="float">
            <text:p>11.375669881</text:p>
          </table:table-cell>
          <table:table-cell office:value-type="float" office:value="47.264522232" calcext:value-type="float">
            <text:p>47.26452223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At Charly´s Friends</text:p>
          </table:table-cell>
          <table:table-cell office:value-type="string" calcext:value-type="string">
            <text:p>Adamgasse 23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3986428270001" calcext:value-type="float">
            <text:p>11.3986428270001</text:p>
          </table:table-cell>
          <table:table-cell office:value-type="float" office:value="47.2608461720001" calcext:value-type="float">
            <text:p>47.260846172000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Pool Café</text:p>
          </table:table-cell>
          <table:table-cell office:value-type="string" calcext:value-type="string">
            <text:p>Müllerstraße 27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390696587" calcext:value-type="float">
            <text:p>11.390696587</text:p>
          </table:table-cell>
          <table:table-cell office:value-type="float" office:value="47.2610665130001" calcext:value-type="float">
            <text:p>47.261066513000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Billardlokal Verein Little Pool Team Innsbruck</text:p>
          </table:table-cell>
          <table:table-cell office:value-type="string" calcext:value-type="string">
            <text:p>Reichenauer Straße 19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410479309" calcext:value-type="float">
            <text:p>11.410479309</text:p>
          </table:table-cell>
          <table:table-cell office:value-type="float" office:value="47.270304416" calcext:value-type="float">
            <text:p>47.270304416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Billardlokal Tiroler Pool Billard Trainingszentrum</text:p>
          </table:table-cell>
          <table:table-cell office:value-type="string" calcext:value-type="string">
            <text:p>Dörrstraße 51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4372088980001" calcext:value-type="float">
            <text:p>11.4372088980001</text:p>
          </table:table-cell>
          <table:table-cell office:value-type="float" office:value="47.27857605" calcext:value-type="float">
            <text:p>47.27857605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Billardlokal Verein BC Grand Prix Innsbruck</text:p>
          </table:table-cell>
          <table:table-cell office:value-type="string" calcext:value-type="string">
            <text:p>Innrain 102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3785402890001" calcext:value-type="float">
            <text:p>11.3785402890001</text:p>
          </table:table-cell>
          <table:table-cell office:value-type="float" office:value="47.257703545" calcext:value-type="float">
            <text:p>47.25770354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WUB-Skatehalle</text:p>
          </table:table-cell>
          <table:table-cell office:value-type="string" calcext:value-type="string">
            <text:p>Matthias-Schmid-Straße 12</text:p>
          </table:table-cell>
          <table:table-cell office:value-type="string" calcext:value-type="string">
            <text:p>Skate-/Rollerbladehalle</text:p>
          </table:table-cell>
          <table:table-cell office:value-type="string" calcext:value-type="string">
            <text:p>Funsport</text:p>
          </table:table-cell>
          <table:table-cell office:value-type="float" office:value="11.4144911720001" calcext:value-type="float">
            <text:p>11.4144911720001</text:p>
          </table:table-cell>
          <table:table-cell office:value-type="float" office:value="47.277074832" calcext:value-type="float">
            <text:p>47.27707483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Sporthalle BORG Fallmerayerstraße</text:p>
          </table:table-cell>
          <table:table-cell office:value-type="string" calcext:value-type="string">
            <text:p>Fallmerayerstraße 7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3195389" calcext:value-type="float">
            <text:p>11.393195389</text:p>
          </table:table-cell>
          <table:table-cell office:value-type="float" office:value="47.263281975" calcext:value-type="float">
            <text:p>47.263281975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Minigolf Kranebitter Hof</text:p>
          </table:table-cell>
          <table:table-cell office:value-type="string" calcext:value-type="string">
            <text:p>Kranebitter Allee 203</text:p>
          </table:table-cell>
          <table:table-cell office:value-type="string" calcext:value-type="string">
            <text:p>Minigolfanlage</text:p>
          </table:table-cell>
          <table:table-cell office:value-type="string" calcext:value-type="string">
            <text:p>Golf/Minigolf</text:p>
          </table:table-cell>
          <table:table-cell office:value-type="float" office:value="11.3287553660001" calcext:value-type="float">
            <text:p>11.3287553660001</text:p>
          </table:table-cell>
          <table:table-cell office:value-type="float" office:value="47.2621632180001" calcext:value-type="float">
            <text:p>47.262163218000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BMX-Dirtpark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347403166" calcext:value-type="float">
            <text:p>11.347403166</text:p>
          </table:table-cell>
          <table:table-cell office:value-type="float" office:value="47.254430536" calcext:value-type="float">
            <text:p>47.254430536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Spielplatz Sauerweinwiese</text:p>
          </table:table-cell>
          <table:table-cell office:value-type="string" calcext:value-type="string">
            <text:p>Kranebitterbodenweg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27870257" calcext:value-type="float">
            <text:p>11.327870257</text:p>
          </table:table-cell>
          <table:table-cell office:value-type="float" office:value="47.265324816" calcext:value-type="float">
            <text:p>47.26532481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Baggersee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446947060001" calcext:value-type="float">
            <text:p>11.4446947060001</text:p>
          </table:table-cell>
          <table:table-cell office:value-type="float" office:value="47.264862427" calcext:value-type="float">
            <text:p>47.264862427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11110540001" calcext:value-type="float">
            <text:p>11.4111110540001</text:p>
          </table:table-cell>
          <table:table-cell office:value-type="float" office:value="47.2269763790001" calcext:value-type="float">
            <text:p>47.226976379000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7497000001" calcext:value-type="float">
            <text:p>11.4107497000001</text:p>
          </table:table-cell>
          <table:table-cell office:value-type="float" office:value="47.227150529" calcext:value-type="float">
            <text:p>47.227150529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93363" calcext:value-type="float">
            <text:p>11.41093363</text:p>
          </table:table-cell>
          <table:table-cell office:value-type="float" office:value="47.2270602410001" calcext:value-type="float">
            <text:p>47.227060241000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Reitarena Innsbruck-Igls</text:p>
          </table:table-cell>
          <table:table-cell office:value-type="string" calcext:value-type="string">
            <text:p>Römerstraße 50</text:p>
          </table:table-cell>
          <table:table-cell office:value-type="string" calcext:value-type="string">
            <text:p>Reithalle</text:p>
          </table:table-cell>
          <table:table-cell office:value-type="string" calcext:value-type="string">
            <text:p>Sonstiges</text:p>
          </table:table-cell>
          <table:table-cell office:value-type="float" office:value="11.4276649290001" calcext:value-type="float">
            <text:p>11.4276649290001</text:p>
          </table:table-cell>
          <table:table-cell office:value-type="float" office:value="47.22758449" calcext:value-type="float">
            <text:p>47.2275844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25270579" calcext:value-type="float">
            <text:p>11.425270579</text:p>
          </table:table-cell>
          <table:table-cell office:value-type="float" office:value="47.270409618" calcext:value-type="float">
            <text:p>47.270409618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844019" calcext:value-type="float">
            <text:p>11.424844019</text:p>
          </table:table-cell>
          <table:table-cell office:value-type="float" office:value="47.270925102" calcext:value-type="float">
            <text:p>47.27092510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8569670001" calcext:value-type="float">
            <text:p>11.4258569670001</text:p>
          </table:table-cell>
          <table:table-cell office:value-type="float" office:value="47.270902504" calcext:value-type="float">
            <text:p>47.270902504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647064" calcext:value-type="float">
            <text:p>11.425647064</text:p>
          </table:table-cell>
          <table:table-cell office:value-type="float" office:value="47.271165024" calcext:value-type="float">
            <text:p>47.271165024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413233" calcext:value-type="float">
            <text:p>11.425413233</text:p>
          </table:table-cell>
          <table:table-cell office:value-type="float" office:value="47.2710902440001" calcext:value-type="float">
            <text:p>47.271090244000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2042430001" calcext:value-type="float">
            <text:p>11.4252042430001</text:p>
          </table:table-cell>
          <table:table-cell office:value-type="float" office:value="47.271023746" calcext:value-type="float">
            <text:p>47.271023746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8715340001" calcext:value-type="float">
            <text:p>11.4258715340001</text:p>
          </table:table-cell>
          <table:table-cell office:value-type="float" office:value="47.2712442700001" calcext:value-type="float">
            <text:p>47.271244270000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Hallenbad Olympisches Dorf</text:p>
          </table:table-cell>
          <table:table-cell office:value-type="string" calcext:value-type="string">
            <text:p>Kugelfangweg 46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446984774" calcext:value-type="float">
            <text:p>11.446984774</text:p>
          </table:table-cell>
          <table:table-cell office:value-type="float" office:value="47.269449412" calcext:value-type="float">
            <text:p>47.269449412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Spielplatz SOS - Kinderdorf</text:p>
          </table:table-cell>
          <table:table-cell office:value-type="string" calcext:value-type="string">
            <text:p>Hermann-Gmeiner-Straße 51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46448543" calcext:value-type="float">
            <text:p>11.446448543</text:p>
          </table:table-cell>
          <table:table-cell office:value-type="float" office:value="47.260432682" calcext:value-type="float">
            <text:p>47.260432682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Skigebiet Nordpark</text:p>
          </table:table-cell>
          <table:table-cell office:value-type="string" calcext:value-type="string">
            <text:p>Höhenstraße 145</text:p>
          </table:table-cell>
          <table:table-cell office:value-type="string" calcext:value-type="string">
            <text:p>Skigebiet</text:p>
          </table:table-cell>
          <table:table-cell office:value-type="string" calcext:value-type="string">
            <text:p>Wintersport</text:p>
          </table:table-cell>
          <table:table-cell office:value-type="float" office:value="11.379665803" calcext:value-type="float">
            <text:p>11.379665803</text:p>
          </table:table-cell>
          <table:table-cell office:value-type="float" office:value="47.3076071070001" calcext:value-type="float">
            <text:p>47.307607107000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Sportanlage BHAK/BHAS Innsbruck</text:p>
          </table:table-cell>
          <table:table-cell office:value-type="string" calcext:value-type="string">
            <text:p>Karl-Schönherr-Straße 2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0411154" calcext:value-type="float">
            <text:p>11.400411154</text:p>
          </table:table-cell>
          <table:table-cell office:value-type="float" office:value="47.276106687" calcext:value-type="float">
            <text:p>47.27610668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Sportkegelbahn VS Fischerstraße</text:p>
          </table:table-cell>
          <table:table-cell office:value-type="string" calcext:value-type="string">
            <text:p>Franz-Fischer-Straße 38</text:p>
          </table:table-cell>
          <table:table-cell office:value-type="string" calcext:value-type="string">
            <text:p>Kegelbahn</text:p>
          </table:table-cell>
          <table:table-cell office:value-type="string" calcext:value-type="string">
            <text:p>Sporthalle</text:p>
          </table:table-cell>
          <table:table-cell office:value-type="float" office:value="11.389326458" calcext:value-type="float">
            <text:p>11.389326458</text:p>
          </table:table-cell>
          <table:table-cell office:value-type="float" office:value="47.2587315390001" calcext:value-type="float">
            <text:p>47.258731539000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Sporthalle VS Fischerstraße</text:p>
          </table:table-cell>
          <table:table-cell office:value-type="string" calcext:value-type="string">
            <text:p>Franz-Fischer-Straße 3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92098260001" calcext:value-type="float">
            <text:p>11.3892098260001</text:p>
          </table:table-cell>
          <table:table-cell office:value-type="float" office:value="47.2588708100001" calcext:value-type="float">
            <text:p>47.258870810000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Sportanlage Wiesengasse</text:p>
          </table:table-cell>
          <table:table-cell office:value-type="string" calcext:value-type="string">
            <text:p>Wiesengasse 60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4281177" calcext:value-type="float">
            <text:p>11.414281177</text:p>
          </table:table-cell>
          <table:table-cell office:value-type="float" office:value="47.2550371390001" calcext:value-type="float">
            <text:p>47.255037139000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Sportanlage Wiesengasse</text:p>
          </table:table-cell>
          <table:table-cell office:value-type="string" calcext:value-type="string">
            <text:p>Wiesengasse 60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52111510001" calcext:value-type="float">
            <text:p>11.4152111510001</text:p>
          </table:table-cell>
          <table:table-cell office:value-type="float" office:value="47.255194998" calcext:value-type="float">
            <text:p>47.25519499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Sportanlage Wiesengasse</text:p>
          </table:table-cell>
          <table:table-cell office:value-type="string" calcext:value-type="string">
            <text:p>Wiesengasse 60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6186258" calcext:value-type="float">
            <text:p>11.416186258</text:p>
          </table:table-cell>
          <table:table-cell office:value-type="float" office:value="47.2553232810001" calcext:value-type="float">
            <text:p>47.255323281000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07587947" calcext:value-type="float">
            <text:p>11.407587947</text:p>
          </table:table-cell>
          <table:table-cell office:value-type="float" office:value="47.2597127080001" calcext:value-type="float">
            <text:p>47.259712708000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075475550001" calcext:value-type="float">
            <text:p>11.4075475550001</text:p>
          </table:table-cell>
          <table:table-cell office:value-type="float" office:value="47.2598363210001" calcext:value-type="float">
            <text:p>47.259836321000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Spielplatz Lodenareal</text:p>
          </table:table-cell>
          <table:table-cell office:value-type="string" calcext:value-type="string">
            <text:p>Lodenareal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19417733" calcext:value-type="float">
            <text:p>11.419417733</text:p>
          </table:table-cell>
          <table:table-cell office:value-type="float" office:value="47.2770329460001" calcext:value-type="float">
            <text:p>47.277032946000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Spielplatz Kirchmayrgasse</text:p>
          </table:table-cell>
          <table:table-cell office:value-type="string" calcext:value-type="string">
            <text:p>Kirchmayrgass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315380570001" calcext:value-type="float">
            <text:p>11.4315380570001</text:p>
          </table:table-cell>
          <table:table-cell office:value-type="float" office:value="47.259831751" calcext:value-type="float">
            <text:p>47.25983175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Sporthalle VS Innere Stadt</text:p>
          </table:table-cell>
          <table:table-cell office:value-type="string" calcext:value-type="string">
            <text:p>Angerzellgasse 12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6121088" calcext:value-type="float">
            <text:p>11.396121088</text:p>
          </table:table-cell>
          <table:table-cell office:value-type="float" office:value="47.2681155930001" calcext:value-type="float">
            <text:p>47.268115593000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Sporthalle SPZ Schule am Inn</text:p>
          </table:table-cell>
          <table:table-cell office:value-type="string" calcext:value-type="string">
            <text:p>Hutterweg 1a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18720370001" calcext:value-type="float">
            <text:p>11.3818720370001</text:p>
          </table:table-cell>
          <table:table-cell office:value-type="float" office:value="47.2645923260001" calcext:value-type="float">
            <text:p>47.264592326000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Sporthalle BRG in der Au</text:p>
          </table:table-cell>
          <table:table-cell office:value-type="string" calcext:value-type="string">
            <text:p>Bachlechnerstraße 3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7391287" calcext:value-type="float">
            <text:p>11.37391287</text:p>
          </table:table-cell>
          <table:table-cell office:value-type="float" office:value="47.2641261850001" calcext:value-type="float">
            <text:p>47.26412618500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0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0T17:25:23.464000000</dc:date>
    <meta:editing-duration>PT3M22S</meta:editing-duration>
    <meta:editing-cycles>2</meta:editing-cycles>
    <meta:generator>LibreOffice/6.2.0.3$Windows_X86_64 LibreOffice_project/98c6a8a1c6c7b144ce3cc729e34964b47ce25d62</meta:generator>
    <meta:document-statistic meta:table-count="1" meta:cell-count="2401" meta:object-count="0"/>
  </office:meta>
</office:document-meta>
</file>